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1" svg:font-family="'DejaVu Sans Mono'"/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officeooo:rsid="000cef4e" officeooo:paragraph-rsid="00230820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3cea5d" style:font-size-asian="9pt" style:font-size-complex="9pt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0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1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2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3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29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7fd9a" officeooo:paragraph-rsid="0037fd9a" style:font-size-asian="10pt" style:font-size-complex="10pt"/>
    </style:style>
    <style:style style:name="P30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fo:color="#000000" style:font-name="DejaVu Sans Mono" fo:font-size="9pt" fo:font-style="normal" fo:font-weight="normal" officeooo:rsid="0037fd9a" officeooo:paragraph-rsid="0037fd9a" fo:background-color="#ffffff" style:font-size-asian="9pt" style:font-style-asian="normal" style:font-weight-asian="normal" style:font-size-complex="10pt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4303c1" officeooo:paragraph-rsid="004303c1" style:font-weight-asian="bold" style:font-weight-complex="bold"/>
    </style:style>
    <style:style style:name="P32" style:family="paragraph" style:parent-style-name="Standard">
      <style:text-properties fo:font-style="italic" style:text-underline-style="solid" style:text-underline-width="auto" style:text-underline-color="font-color" fo:font-weight="bold" officeooo:rsid="004303c1" officeooo:paragraph-rsid="004303c1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weight="normal" style:font-weight-asian="normal" style:font-weight-complex="normal"/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6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7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style:font-name="Times New Roman" fo:font-size="10pt" style:text-underline-style="solid" style:text-underline-width="auto" style:text-underline-color="font-color" officeooo:rsid="003cea5d" style:font-size-asian="10pt" style:font-size-complex="10pt"/>
    </style:style>
    <style:style style:name="P38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style:font-name="Times New Roman" fo:font-size="10pt" officeooo:rsid="004303c1" officeooo:paragraph-rsid="004303c1" style:font-size-asian="10pt" style:font-size-complex="10pt"/>
    </style:style>
    <style:style style:name="P39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40" style:family="paragraph">
      <loext:graphic-properties draw:fill-color="#ffffff"/>
    </style:style>
    <style:style style:name="P4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b02df"/>
    </style:style>
    <style:style style:name="T5" style:family="text">
      <style:text-properties style:font-name="Times New Roman" style:text-underline-style="solid" style:text-underline-width="auto" style:text-underline-color="font-color" officeooo:rsid="004303c1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3b02df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3b02df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3d8e83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41e76c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4303c1" style:font-size-asian="10pt" style:font-size-complex="10pt"/>
    </style:style>
    <style:style style:name="T16" style:family="text">
      <style:text-properties style:font-name="Times New Roman" fo:font-size="10pt" fo:language="en" fo:country="US" style:font-size-asian="10pt" style:font-size-complex="10pt"/>
    </style:style>
    <style:style style:name="T17" style:family="text">
      <style:text-properties style:font-name="Times New Roman" fo:font-size="10pt" fo:language="en" fo:country="US" officeooo:rsid="000fe570" style:font-size-asian="10pt" style:font-size-complex="10pt"/>
    </style:style>
    <style:style style:name="T18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20" style:family="text">
      <style:text-properties style:font-name="Times New Roman" fo:font-size="10pt" fo:language="en" fo:country="US" style:text-underline-style="solid" style:text-underline-width="auto" style:text-underline-color="font-color" officeooo:rsid="004303c1" style:font-size-asian="10pt" style:font-size-complex="10pt"/>
    </style:style>
    <style:style style:name="T2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color="#808080"/>
    </style:style>
    <style:style style:name="T25" style:family="text">
      <style:text-properties fo:color="#808080" style:font-name="Times New Roman" fo:font-size="10pt" style:text-underline-style="solid" style:text-underline-width="auto" style:text-underline-color="font-color" officeooo:rsid="003cea5d" style:font-size-asian="10pt" style:font-size-complex="10pt"/>
    </style:style>
    <style:style style:name="T26" style:family="text">
      <style:text-properties fo:color="#808080" style:font-name="Times New Roman" fo:font-size="10pt" style:text-underline-style="solid" style:text-underline-width="auto" style:text-underline-color="font-color" officeooo:rsid="004303c1" style:font-size-asian="10pt" style:font-size-complex="10pt"/>
    </style:style>
    <style:style style:name="T27" style:family="text">
      <style:text-properties fo:color="#808080" style:font-name="DejaVu Sans Mono1"/>
    </style:style>
    <style:style style:name="T28" style:family="text">
      <style:text-properties fo:color="#bbb529"/>
    </style:style>
    <style:style style:name="T29" style:family="text">
      <style:text-properties fo:color="#6a8759"/>
    </style:style>
    <style:style style:name="T30" style:family="text">
      <style:text-properties fo:color="#6a8759" style:font-name="DejaVu Sans Mono1"/>
    </style:style>
    <style:style style:name="T31" style:family="text">
      <style:text-properties fo:color="#cc7832"/>
    </style:style>
    <style:style style:name="T32" style:family="text">
      <style:text-properties fo:color="#cc7832" fo:font-weight="bold"/>
    </style:style>
    <style:style style:name="T33" style:family="text">
      <style:text-properties fo:color="#cc7832" style:font-name="DejaVu Sans Mono1"/>
    </style:style>
    <style:style style:name="T34" style:family="text">
      <style:text-properties fo:color="#cc7832" style:font-name="DejaVu Sans Mono1" fo:font-weight="bold"/>
    </style:style>
    <style:style style:name="T35" style:family="text">
      <style:text-properties fo:color="#b5b6e3"/>
    </style:style>
    <style:style style:name="T36" style:family="text">
      <style:text-properties fo:color="#b5b6e3" style:font-name="DejaVu Sans Mono1"/>
    </style:style>
    <style:style style:name="T37" style:family="text">
      <style:text-properties style:font-name="DejaVu Sans Mono1"/>
    </style:style>
    <style:style style:name="T38" style:family="text">
      <style:text-properties fo:color="#9373a5" style:font-name="DejaVu Sans Mono1"/>
    </style:style>
    <style:style style:name="T39" style:family="text">
      <style:text-properties fo:color="#b9bcd1"/>
    </style:style>
    <style:style style:name="T40" style:family="text">
      <style:text-properties fo:color="#b9bcd1" style:font-name="DejaVu Sans Mono1"/>
    </style:style>
    <style:style style:name="T41" style:family="text">
      <style:text-properties fo:color="#ffc66d"/>
    </style:style>
    <style:style style:name="T42" style:family="text">
      <style:text-properties fo:color="#6897bb" style:font-name="DejaVu Sans Mono1"/>
    </style:style>
    <style:style style:name="T43" style:family="text">
      <style:text-properties fo:color="#908b25"/>
    </style:style>
    <style:style style:name="T44" style:family="text">
      <style:text-properties fo:color="#908b25" style:font-name="DejaVu Sans Mono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41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field:fieldmark-start text:name="__Fieldmark__5_573150776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40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5"><text:span text:style-name="T2">Отчёт по лабораторной работе</text:span><text:span text:style-name="T1"> №</text:span><text:span text:style-name="T3"><text:tab/></text:span><text:span text:style-name="T4">2</text:span><text:span text:style-name="T5">4</text:span><text:span text:style-name="T3"><text:tab/></text:span><text:span text:style-name="T1"> по курсу </text:span><text:span text:style-name="T3"><text:tab/>1<text:tab/></text:span></text:p>
            <text:p text:style-name="P6"><text:span text:style-name="T6">студента группы </text:span><text:span text:style-name="T9">102</text:span><text:span text:style-name="T6"> <text:s text:c="2"/></text:span><text:span text:style-name="T8"><text:tab/></text:span><text:span text:style-name="T9">Баталова М.А.</text:span><text:span text:style-name="T8"><text:tab/><text:tab/><text:tab/></text:span><text:span text:style-name="T6">, № по списку <text:s/></text:span><text:span text:style-name="T8"><text:tab/></text:span><text:span text:style-name="T12">2</text:span><text:span text:style-name="T8"><text:tab/></text:span></text:p>
            <text:p text:style-name="P6"><text:span text:style-name="T6">Адреса </text:span><text:span text:style-name="T16">www</text:span><text:span text:style-name="T6">, </text:span><text:span text:style-name="T16">e</text:span><text:span text:style-name="T6">-</text:span><text:span text:style-name="T16">mail</text:span><text:span text:style-name="T6">, </text:span><text:span text:style-name="T16">jabber</text:span><text:span text:style-name="T6">, </text:span><text:span text:style-name="T16">skype</text:span><text:span text:style-name="T6"> </text:span><text:span text:style-name="T8"><text:tab/></text:span><text:span text:style-name="T19">etrymax@gmail.com</text:span><text:span text:style-name="T8"><text:tab/><text:tab/><text:tab/><text:tab/></text:span></text:p>
            <text:p text:style-name="P6"><text:span text:style-name="T6">Работа выполнена: “</text:span><text:span text:style-name="T8"> </text:span><text:span text:style-name="T14">10</text:span><text:span text:style-name="T8"> <text:s text:c="2"/></text:span><text:span text:style-name="T6">“ </text:span><text:span text:style-name="T8"><text:tab/></text:span><text:span text:style-name="T13"> </text:span><text:span text:style-name="T15">июня</text:span><text:span text:style-name="T8"><text:tab/><text:tab/></text:span><text:span text:style-name="T6"> 201</text:span><text:span text:style-name="T7">9</text:span><text:span text:style-name="T8"><text:tab/></text:span><text:span text:style-name="T6">г.<text:tab/><text:tab/></text:span></text:p>
            <text:p text:style-name="P6"><text:span text:style-name="T6">Преподаватель:</text:span><text:span text:style-name="T8"><text:tab/><text:tab/></text:span><text:span text:style-name="T6"> каф.806 </text:span><text:span text:style-name="T8"><text:tab/>Ефименко Н.А.<text:tab/><text:tab/><text:tab/><text:tab/></text:span></text:p>
            <text:p text:style-name="P6"><text:span text:style-name="T6">Входной контроль знаний с оценкой </text:span><text:span text:style-name="T8"><text:tab/><text:tab/><text:tab/><text:tab/><text:tab/></text:span></text:p>
            <text:p text:style-name="P6"><text:span text:style-name="T6">Отчёт сдан “</text:span><text:span text:style-name="T8"> <text:s text:c="2"/></text:span><text:span text:style-name="T6">“ </text:span><text:span text:style-name="T8"><text:tab/><text:tab/></text:span><text:span text:style-name="T6"> 201</text:span><text:span text:style-name="T7">9г</text:span><text:span text:style-name="T6">., итоговая оценка </text:span><text:span text:style-name="T8"><text:tab/><text:tab/></text:span></text:p>
            <text:p text:style-name="P6"><text:span text:style-name="T6">Подпись преподавателя </text:span><text:span text:style-name="T8"><text:tab/><text:tab/><text:tab/><text:tab/></text:span></text:p>
          </table:table-cell>
        </table:table-row>
      </table:table>
      <text:p text:style-name="P7"/>
      <text:list xml:id="list423150726864434130" text:style-name="WWNum1">
        <text:list-item>
          <text:p text:style-name="P35"><text:span text:style-name="T21">Тема</text:span><text:span text:style-name="T6">: <text:s/></text:span><text:span text:style-name="T20">Алгоритмы и структуры данных</text:span></text:p>
        </text:list-item>
        <text:list-item>
          <text:p text:style-name="P36"><text:span text:style-name="T21">Цель работы</text:span><text:span text:style-name="T6">: <text:s/></text:span><text:span text:style-name="T12">Научится </text:span><text:span text:style-name="T15">обрабатывать арифметические выражения</text:span></text:p>
        </text:list-item>
      </text:list>
      <text:p text:style-name="P8"/>
      <text:list xml:id="list193118559918637" text:continue-numbering="true" text:style-name="WWNum1">
        <text:list-item>
          <text:p text:style-name="P34"><text:span text:style-name="T21">Задание</text:span><text:span text:style-name="T6"> (</text:span><text:span text:style-name="T22">вариант №</text:span><text:span text:style-name="T6">): </text:span><text:span text:style-name="T26">7.Редуцировать (a*3-&gt;a+a+a)</text:span></text:p>
          <text:p text:style-name="P37"/>
        </text:list-item>
      </text:list>
      <text:p text:style-name="P8"/>
      <text:list xml:id="list193119330482717" text:continue-numbering="true" text:style-name="WWNum1">
        <text:list-item>
          <text:p text:style-name="P34"><text:span text:style-name="T21">Оборудование</text:span><text:span text:style-name="T6"> (</text:span><text:span text:style-name="T22">лабораторное</text:span><text:span text:style-name="T6">):</text:span></text:p>
        </text:list-item>
      </text:list>
      <text:p text:style-name="P20"><text:span text:style-name="T6">ЭВМ </text:span><text:span text:style-name="T8"><text:tab/><text:tab/></text:span><text:span text:style-name="T6">, процессор </text:span><text:span text:style-name="T8"><text:tab/><text:tab/></text:span><text:span text:style-name="T6">, имя узла сети </text:span><text:span text:style-name="T8"><text:tab/><text:tab/><text:tab/></text:span><text:span text:style-name="T6"> с ОП </text:span><text:span text:style-name="T8"><text:tab/><text:tab/> <text:s text:c="8"/></text:span><text:span text:style-name="T6"><text:s/>МБ</text:span></text:p>
      <text:p text:style-name="P22"><text:span text:style-name="T6">НМД </text:span><text:span text:style-name="T8"><text:tab/><text:tab/></text:span><text:span text:style-name="T6"> ГБ. <text:s/>Терминал </text:span><text:span text:style-name="T8"><text:tab/><text:tab/></text:span><text:span text:style-name="T6"> адрес </text:span><text:span text:style-name="T8"><text:tab/><text:tab/><text:tab/></text:span><text:span text:style-name="T6">. Принтер </text:span><text:span text:style-name="T8"><text:tab/><text:tab/><text:tab/></text:span></text:p>
      <text:p text:style-name="P22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6">Оборудование ПЭВМ студента, если использовалось:</text:p>
      <text:p text:style-name="P22"><text:span text:style-name="T6">Процессор</text:span><text:span text:style-name="T16"> </text:span><text:span text:style-name="T18"><text:tab/>Intel </text:span><text:span text:style-name="T19">pentium n4200</text:span><text:span text:style-name="T16">, </text:span><text:span text:style-name="T6">ОП</text:span><text:span text:style-name="T16"> </text:span><text:span text:style-name="T19">5900</text:span><text:span text:style-name="T16"> </text:span><text:span text:style-name="T6">МБ</text:span><text:span text:style-name="T16">, </text:span><text:span text:style-name="T6">НМД</text:span><text:span text:style-name="T16"> </text:span><text:span text:style-name="T19">5.7</text:span><text:span text:style-name="T18"><text:tab/></text:span><text:span text:style-name="T16"> </text:span><text:span text:style-name="T17">ГБ</text:span><text:span text:style-name="T16">. </text:span><text:span text:style-name="T6">Монитор </text:span><text:span text:style-name="T8"><text:tab/></text:span><text:span text:style-name="T18">TFT</text:span><text:span text:style-name="T8">, встроенный<text:tab/></text:span></text:p>
      <text:p text:style-name="P22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93118551288913" text:continue-numbering="true" text:style-name="WWNum1">
        <text:list-item>
          <text:p text:style-name="P34"><text:span text:style-name="T21">Программное обеспечение</text:span><text:span text:style-name="T6"> (</text:span><text:span text:style-name="T22">лабораторное</text:span><text:span text:style-name="T6">):</text:span></text:p>
        </text:list-item>
      </text:list>
      <text:p text:style-name="P20"><text:span text:style-name="T6">Операционная система семейства </text:span><text:span text:style-name="T8"><text:tab/><text:tab/></text:span><text:span text:style-name="T6">, наименование </text:span><text:span text:style-name="T8"><text:tab/><text:tab/><text:tab/><text:tab/></text:span><text:span text:style-name="T6"> версия </text:span><text:span text:style-name="T8"><text:tab/><text:tab/></text:span></text:p>
      <text:p text:style-name="P20"><text:span text:style-name="T6">Интерпретатор команд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0"><text:span text:style-name="T6">Система программирования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0"><text:span text:style-name="T6">Редактор текстов </text:span><text:span text:style-name="T8"><text:tab/><text:tab/><text:tab/><text:tab/><text:tab/><text:tab/><text:tab/><text:tab/></text:span><text:span text:style-name="T6"> версия </text:span><text:span text:style-name="T8"><text:tab/><text:tab/><text:tab/></text:span></text:p>
      <text:p text:style-name="P20"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6">Прикладные системы и программы </text:span><text:span text:style-name="T8"><text:tab/><text:tab/><text:tab/><text:tab/><text:tab/><text:tab/><text:tab/><text:tab/><text:tab/></text:span></text:p>
      <text:p text:style-name="P20"><text:span text:style-name="T6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7">Программное обеспечение ЭВМ студента, если использовалось:</text:p>
      <text:p text:style-name="P20"><text:span text:style-name="T6">Операционная система семейства </text:span><text:span text:style-name="T8"><text:tab/></text:span><text:span text:style-name="T18">UNIX</text:span><text:span text:style-name="T8"><text:tab/></text:span><text:span text:style-name="T6">, наименование </text:span><text:span text:style-name="T8"><text:tab/></text:span><text:span text:style-name="T19">Debian</text:span><text:span text:style-name="T8"><text:tab/></text:span><text:span text:style-name="T6"> версия </text:span><text:span text:style-name="T8"><text:tab/></text:span><text:span text:style-name="T9">9.5</text:span><text:span text:style-name="T8"><text:tab/></text:span></text:p>
      <text:p text:style-name="P20"><text:span text:style-name="T6">Интерпретатор команд </text:span><text:span text:style-name="T8"><text:tab/></text:span><text:span text:style-name="T9">bash</text:span><text:span text:style-name="T8"><text:tab/><text:tab/><text:tab/><text:tab/><text:tab/><text:tab/></text:span><text:span text:style-name="T6"> версия </text:span><text:span text:style-name="T8"><text:tab/></text:span><text:span text:style-name="T9">4.4.12</text:span><text:span text:style-name="T8"><text:tab/><text:tab/></text:span></text:p>
      <text:p text:style-name="P20"><text:span text:style-name="T6">Система программирования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0"><text:span text:style-name="T6">Редактор текстов </text:span><text:span text:style-name="T8"><text:tab/><text:tab/></text:span><text:span text:style-name="T19">nano</text:span><text:span text:style-name="T8"><text:tab/><text:tab/><text:tab/><text:tab/><text:tab/><text:tab/></text:span><text:span text:style-name="T6"> версия </text:span><text:span text:style-name="T8"><text:tab/></text:span><text:span text:style-name="T18"> <text:s text:c="2"/></text:span><text:span text:style-name="T8"><text:tab/></text:span></text:p>
      <text:p text:style-name="P20"><text:soft-page-break/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6">Прикладные системы и программы </text:span><text:span text:style-name="T8"><text:tab/><text:tab/><text:tab/><text:tab/><text:tab/><text:tab/><text:tab/><text:tab/><text:tab/></text:span></text:p>
      <text:p text:style-name="P20"><text:span text:style-name="T6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5"/>
      <text:p text:style-name="P25"/>
      <text:p text:style-name="P25"/>
      <text:p text:style-name="P25"/>
      <text:p text:style-name="P25"/>
      <text:list xml:id="list193119205854046" text:continue-numbering="true" text:style-name="WWNum1">
        <text:list-item>
          <text:p text:style-name="P34"><text:span text:style-name="T21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p text:style-name="P38">Составляем дерево исходного выражения через стек, преобразовываем дерево.</text:p>
        </text:list-item>
      </text:list>
      <text:p text:style-name="P29"><text:s text:c="5"/></text:p>
      <text:p text:style-name="P30"/>
      <text:list xml:id="list193119366351499" text:continue-numbering="true" text:style-name="WWNum1">
        <text:list-item>
          <text:p text:style-name="P34"><text:span text:style-name="T21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1"/>
      <text:p text:style-name="P31">24.с</text:p>
      <text:p text:style-name="Standard"><text:span text:style-name="T28">#include </text:span><text:span text:style-name="T29">&lt;stdio.h&gt;</text:span></text:p>
      <text:p text:style-name="Standard"><text:span text:style-name="T28">#include </text:span><text:span text:style-name="T29">&lt;string.h&gt;</text:span></text:p>
      <text:p text:style-name="Standard"><text:span text:style-name="T28">#include </text:span><text:span text:style-name="T29">&lt;math.h&gt;</text:span></text:p>
      <text:p text:style-name="Standard"><text:span text:style-name="T28">#include </text:span><text:span text:style-name="T29">"stack.h"</text:span></text:p>
      <text:p text:style-name="Standard"><text:span text:style-name="T32">typedef struct </text:span><text:span text:style-name="T35">_Node</text:span></text:p>
      <text:p text:style-name="Standard">{</text:p>
      <text:p text:style-name="Standard"><text:s text:c="3"/><text:span text:style-name="T34">char </text:span><text:span text:style-name="T38">_varOp</text:span><text:span text:style-name="T33">;</text:span></text:p>
      <text:p text:style-name="Standard"><text:span text:style-name="T31"><text:s text:c="3"/></text:span><text:span text:style-name="T34">double </text:span><text:span text:style-name="T38">_num</text:span><text:span text:style-name="T33">;</text:span></text:p>
      <text:p text:style-name="Standard"><text:span text:style-name="T31"><text:s text:c="3"/></text:span><text:span text:style-name="T34">struct </text:span><text:span text:style-name="T36">_Node </text:span><text:span text:style-name="T37">*</text:span><text:span text:style-name="T38">_left</text:span><text:span text:style-name="T33">;</text:span></text:p>
      <text:p text:style-name="Standard"><text:span text:style-name="T31"><text:s text:c="3"/></text:span><text:span text:style-name="T34">struct </text:span><text:span text:style-name="T36">_Node </text:span><text:span text:style-name="T37">*</text:span><text:span text:style-name="T38">_right</text:span><text:span text:style-name="T33">;</text:span></text:p>
      <text:p text:style-name="Standard">} <text:span text:style-name="T39">Node</text:span><text:span text:style-name="T31">;</text:span></text:p>
      <text:p text:style-name="Standard"><text:span text:style-name="T39">Node </text:span>*<text:span text:style-name="T41">treeNodeCreate</text:span>(<text:span text:style-name="T32">void</text:span>)<text:span text:style-name="T31">;</text:span></text:p>
      <text:p text:style-name="Standard"><text:span text:style-name="T39">Node </text:span>*<text:span text:style-name="T41">treeCopy</text:span>(<text:span text:style-name="T39">Node </text:span>**node)<text:span text:style-name="T31">;</text:span></text:p>
      <text:p text:style-name="Standard"><text:span text:style-name="T39">Node </text:span>*<text:span text:style-name="T41">treeMakeMinus</text:span>(<text:span text:style-name="T39">Node </text:span>**node)<text:span text:style-name="T31">;</text:span></text:p>
      <text:p text:style-name="Standard"><text:span text:style-name="T39">Node </text:span>*<text:span text:style-name="T41">treeMakeSumOfNodes</text:span>(<text:span text:style-name="T39">Node </text:span>**node<text:span text:style-name="T31">, </text:span><text:span text:style-name="T32">int </text:span>cnt)<text:span text:style-name="T31">;</text:span></text:p>
      <text:p text:style-name="Standard"><text:span text:style-name="T32">int </text:span><text:span text:style-name="T41">treeIsMinusNode</text:span>(<text:span text:style-name="T39">Node </text:span>**node)<text:span text:style-name="T31">;</text:span></text:p>
      <text:p text:style-name="Standard"><text:span text:style-name="T32">int </text:span><text:span text:style-name="T41">treeIsMinusNodeNum</text:span>(<text:span text:style-name="T39">Node </text:span>**node)<text:span text:style-name="T31">;</text:span></text:p>
      <text:p text:style-name="Standard"><text:span text:style-name="T32">void </text:span><text:span text:style-name="T41">treeBuild</text:span>(<text:span text:style-name="T39">Node </text:span>**node<text:span text:style-name="T31">, </text:span><text:span text:style-name="T39">Stack </text:span>*st)<text:span text:style-name="T31">;</text:span></text:p>
      <text:p text:style-name="Standard"><text:span text:style-name="T32">void </text:span><text:span text:style-name="T41">treeDestroy</text:span>(<text:span text:style-name="T39">Node </text:span>**node)<text:span text:style-name="T31">;</text:span></text:p>
      <text:p text:style-name="Standard"><text:span text:style-name="T32">void </text:span><text:span text:style-name="T41">treeMulReduce</text:span>(<text:span text:style-name="T39">Node </text:span>**node)<text:span text:style-name="T31">;</text:span></text:p>
      <text:p text:style-name="Standard"><text:span text:style-name="T32">void </text:span><text:span text:style-name="T41">PKL</text:span>(<text:span text:style-name="T39">Node </text:span>**node<text:span text:style-name="T31">, </text:span><text:span text:style-name="T32">const int </text:span>level)<text:span text:style-name="T31">;</text:span></text:p>
      <text:p text:style-name="Standard"><text:span text:style-name="T32">void </text:span><text:span text:style-name="T41">LKP</text:span>(<text:span text:style-name="T39">Node </text:span>**node)<text:span text:style-name="T31">;</text:span></text:p>
      <text:p text:style-name="Standard"><text:span text:style-name="T32">int </text:span><text:span text:style-name="T41">isLetter</text:span>(<text:span text:style-name="T32">const char </text:span>ch)<text:span text:style-name="T31">;</text:span></text:p>
      <text:p text:style-name="Standard"><text:span text:style-name="T32">int </text:span><text:span text:style-name="T41">isNumber</text:span>(<text:span text:style-name="T32">const char </text:span>ch)<text:span text:style-name="T31">;</text:span></text:p>
      <text:p text:style-name="Standard"><text:span text:style-name="T32">int </text:span><text:span text:style-name="T41">isOp</text:span>(<text:span text:style-name="T32">const char </text:span>ch)<text:span text:style-name="T31">;</text:span></text:p>
      <text:p text:style-name="Standard"><text:span text:style-name="T32">int </text:span><text:span text:style-name="T41">isOpHigh</text:span>(<text:span text:style-name="T32">const char </text:span>op1<text:span text:style-name="T31">, </text:span><text:span text:style-name="T32">const char </text:span>op2)<text:span text:style-name="T31">;</text:span></text:p>
      <text:p text:style-name="Standard"><text:span text:style-name="T32">void </text:span><text:span text:style-name="T41">postOrder</text:span>(<text:span text:style-name="T32">const char </text:span>*str<text:span text:style-name="T31">, </text:span><text:span text:style-name="T39">Stack </text:span>*st)<text:span text:style-name="T31">;</text:span></text:p>
      <text:p text:style-name="Standard"><text:span text:style-name="T32">int </text:span><text:span text:style-name="T41">main</text:span>(<text:span text:style-name="T32">void</text:span>)</text:p>
      <text:p text:style-name="Standard">{</text:p>
      <text:p text:style-name="Standard"><text:s text:c="3"/><text:span text:style-name="T34">int </text:span><text:span text:style-name="T37">action</text:span><text:span text:style-name="T33">;</text:span></text:p>
      <text:p text:style-name="Standard"><text:span text:style-name="T31"><text:s text:c="3"/></text:span><text:span text:style-name="T34">char </text:span><text:span text:style-name="T37">expr[</text:span><text:span text:style-name="T42">255</text:span><text:span text:style-name="T37">]</text:span><text:span text:style-name="T33">;</text:span></text:p>
      <text:p text:style-name="Standard"><text:span text:style-name="T31"><text:s text:c="3"/></text:span><text:span text:style-name="T40">Node </text:span><text:span text:style-name="T37">*root = </text:span><text:span text:style-name="T44">NULL</text:span><text:span text:style-name="T33">, </text:span><text:span text:style-name="T37">*root2 = </text:span><text:span text:style-name="T44">NULL</text:span><text:span text:style-name="T33">;</text:span></text:p>
      <text:p text:style-name="Standard"><text:span text:style-name="T31"><text:s text:c="3"/></text:span><text:span text:style-name="T40">Stack </text:span><text:span text:style-name="T37">stPost</text:span><text:span text:style-name="T33">;</text:span></text:p>
      <text:p text:style-name="Standard"><text:span text:style-name="T31"><text:s text:c="3"/></text:span><text:span text:style-name="T34">while </text:span><text:span text:style-name="T37">(</text:span><text:span text:style-name="T42">1</text:span><text:span text:style-name="T37">)</text:span></text:p>
      <text:p text:style-name="Standard"><text:soft-page-break/><text:s text:c="3"/><text:span text:style-name="T37">{</text:span></text:p>
      <text:p text:style-name="Standard"><text:s text:c="6"/><text:span text:style-name="T37">printf(</text:span><text:span text:style-name="T30">"Меню:</text:span><text:span text:style-name="T33">\n</text:span><text:span text:style-name="T30">"</text:span><text:span text:style-name="T37">)</text:span><text:span text:style-name="T33">;</text:span></text:p>
      <text:p text:style-name="Standard"><text:span text:style-name="T31"><text:s text:c="6"/></text:span><text:span text:style-name="T37">printf(</text:span><text:span text:style-name="T30">"1) Ввести выражение</text:span><text:span text:style-name="T33">\n</text:span><text:span text:style-name="T30">"</text:span><text:span text:style-name="T37">)</text:span><text:span text:style-name="T33">;</text:span></text:p>
      <text:p text:style-name="Standard"><text:span text:style-name="T31"><text:s text:c="6"/></text:span><text:span text:style-name="T37">printf(</text:span><text:span text:style-name="T30">"2) Печать исходного выражения</text:span><text:span text:style-name="T33">\n</text:span><text:span text:style-name="T30">"</text:span><text:span text:style-name="T37">)</text:span><text:span text:style-name="T33">;</text:span></text:p>
      <text:p text:style-name="Standard"><text:span text:style-name="T31"><text:s text:c="6"/></text:span><text:span text:style-name="T37">printf(</text:span><text:span text:style-name="T30">"3) Печать преобразованного выражения</text:span><text:span text:style-name="T33">\n</text:span><text:span text:style-name="T30">"</text:span><text:span text:style-name="T37">)</text:span><text:span text:style-name="T33">;</text:span></text:p>
      <text:p text:style-name="Standard"><text:span text:style-name="T31"><text:s text:c="6"/></text:span><text:span text:style-name="T37">printf(</text:span><text:span text:style-name="T30">"4) Печать исходного дерева</text:span><text:span text:style-name="T33">\n</text:span><text:span text:style-name="T30">"</text:span><text:span text:style-name="T37">)</text:span><text:span text:style-name="T33">;</text:span></text:p>
      <text:p text:style-name="Standard"><text:span text:style-name="T31"><text:s text:c="6"/></text:span><text:span text:style-name="T37">printf(</text:span><text:span text:style-name="T30">"5) Печать преобразованного дерева</text:span><text:span text:style-name="T33">\n</text:span><text:span text:style-name="T30">"</text:span><text:span text:style-name="T37">)</text:span><text:span text:style-name="T33">;</text:span></text:p>
      <text:p text:style-name="Standard"><text:span text:style-name="T31"><text:s text:c="6"/></text:span><text:span text:style-name="T37">printf(</text:span><text:span text:style-name="T30">"6) Выход</text:span><text:span text:style-name="T33">\n</text:span><text:span text:style-name="T30">"</text:span><text:span text:style-name="T37">)</text:span><text:span text:style-name="T33">;</text:span></text:p>
      <text:p text:style-name="Standard"><text:span text:style-name="T31"><text:s text:c="6"/></text:span><text:span text:style-name="T37">printf(</text:span><text:span text:style-name="T30">"Выберите действие: "</text:span><text:span text:style-name="T37">)</text:span><text:span text:style-name="T33">;</text:span></text:p>
      <text:p text:style-name="Standard"><text:span text:style-name="T31"><text:s text:c="6"/></text:span><text:span text:style-name="T37">scanf(</text:span><text:span text:style-name="T30">"</text:span><text:span text:style-name="T33">%d</text:span><text:span text:style-name="T30">"</text:span><text:span text:style-name="T33">, </text:span><text:span text:style-name="T37">&amp;action)</text:span><text:span text:style-name="T33">;</text:span></text:p>
      <text:p text:style-name="Standard"><text:span text:style-name="T31"><text:s text:c="6"/></text:span><text:span text:style-name="T34">switch </text:span><text:span text:style-name="T37">(action)</text:span></text:p>
      <text:p text:style-name="Standard"><text:s text:c="6"/><text:span text:style-name="T37">{</text:span></text:p>
      <text:p text:style-name="Standard"><text:s text:c="9"/><text:span text:style-name="T34">case </text:span><text:span text:style-name="T42">1</text:span><text:span text:style-name="T37">:</text:span></text:p>
      <text:p text:style-name="Standard"><text:s text:c="9"/><text:span text:style-name="T37">{</text:span></text:p>
      <text:p text:style-name="Standard"><text:s text:c="12"/><text:span text:style-name="T37">printf(</text:span><text:span text:style-name="T30">"Введите выражение: "</text:span><text:span text:style-name="T37">)</text:span><text:span text:style-name="T33">;</text:span></text:p>
      <text:p text:style-name="Standard"><text:span text:style-name="T31"><text:s text:c="12"/></text:span><text:span text:style-name="T37">scanf(</text:span><text:span text:style-name="T30">"</text:span><text:span text:style-name="T33">%s</text:span><text:span text:style-name="T30">"</text:span><text:span text:style-name="T33">, </text:span><text:span text:style-name="T37">expr)</text:span><text:span text:style-name="T33">;</text:span></text:p>
      <text:p text:style-name="Standard"><text:span text:style-name="T31"><text:s text:c="12"/></text:span><text:span text:style-name="T37">treeDestroy(&amp;root)</text:span><text:span text:style-name="T33">;</text:span></text:p>
      <text:p text:style-name="Standard"><text:span text:style-name="T31"><text:s text:c="12"/></text:span><text:span text:style-name="T37">treeDestroy(&amp;root2)</text:span><text:span text:style-name="T33">;</text:span></text:p>
      <text:p text:style-name="Standard"><text:span text:style-name="T31"><text:s text:c="12"/></text:span><text:span text:style-name="T37">stackCreate(&amp;stPost)</text:span><text:span text:style-name="T33">;</text:span></text:p>
      <text:p text:style-name="Standard"><text:span text:style-name="T31"><text:s text:c="12"/></text:span><text:span text:style-name="T37">postOrder(expr</text:span><text:span text:style-name="T33">, </text:span><text:span text:style-name="T37">&amp;stPost)</text:span><text:span text:style-name="T33">;</text:span></text:p>
      <text:p text:style-name="Standard"><text:span text:style-name="T31"><text:s text:c="12"/></text:span><text:span text:style-name="T37">treeBuild(&amp;root</text:span><text:span text:style-name="T33">, </text:span><text:span text:style-name="T37">&amp;stPost)</text:span><text:span text:style-name="T33">;</text:span></text:p>
      <text:p text:style-name="Standard"><text:span text:style-name="T31"><text:s text:c="12"/></text:span><text:span text:style-name="T37">stackDestroy(&amp;stPost)</text:span><text:span text:style-name="T33">;</text:span></text:p>
      <text:p text:style-name="Standard"><text:s text:c="12"/></text:p>
      <text:p text:style-name="Standard"><text:span text:style-name="T31"><text:s text:c="12"/></text:span><text:span text:style-name="T37">root2 = treeCopy(&amp;root)</text:span><text:span text:style-name="T33">;</text:span></text:p>
      <text:p text:style-name="Standard"><text:s text:c="12"/></text:p>
      <text:p text:style-name="Standard"><text:span text:style-name="T31"><text:s text:c="12"/></text:span><text:span text:style-name="T37">treeMulReduce(&amp;root2)</text:span><text:span text:style-name="T33">;</text:span></text:p>
      <text:p text:style-name="Standard"><text:span text:style-name="T31"><text:s text:c="12"/></text:span><text:span text:style-name="T34">break</text:span><text:span text:style-name="T33">;</text:span></text:p>
      <text:p text:style-name="Standard"><text:span text:style-name="T31"><text:s text:c="9"/></text:span><text:span text:style-name="T37">}</text:span></text:p>
      <text:p text:style-name="Standard"><text:s text:c="9"/><text:span text:style-name="T34">case </text:span><text:span text:style-name="T42">2</text:span><text:span text:style-name="T37">:</text:span></text:p>
      <text:p text:style-name="Standard"><text:s text:c="9"/><text:span text:style-name="T37">{</text:span></text:p>
      <text:p text:style-name="Standard"><text:s text:c="12"/><text:span text:style-name="T37">printf(</text:span><text:span text:style-name="T30">"Исходное выражение: </text:span><text:span text:style-name="T33">%s\n</text:span><text:span text:style-name="T30">"</text:span><text:span text:style-name="T33">, </text:span><text:span text:style-name="T37">expr)</text:span><text:span text:style-name="T33">;</text:span></text:p>
      <text:p text:style-name="Standard"><text:span text:style-name="T31"><text:s text:c="12"/></text:span><text:span text:style-name="T34">break</text:span><text:span text:style-name="T33">;</text:span></text:p>
      <text:p text:style-name="Standard"><text:span text:style-name="T31"><text:s text:c="9"/></text:span><text:span text:style-name="T37">}</text:span></text:p>
      <text:p text:style-name="Standard"><text:s text:c="9"/><text:span text:style-name="T34">case </text:span><text:span text:style-name="T42">3</text:span><text:span text:style-name="T37">:</text:span></text:p>
      <text:p text:style-name="Standard"><text:s text:c="9"/><text:span text:style-name="T37">{</text:span></text:p>
      <text:p text:style-name="Standard"><text:s text:c="12"/><text:span text:style-name="T37">LKP(&amp;root2)</text:span><text:span text:style-name="T33">;</text:span></text:p>
      <text:p text:style-name="Standard"><text:span text:style-name="T31"><text:s text:c="12"/></text:span><text:span text:style-name="T37">printf(</text:span><text:span text:style-name="T30">"</text:span><text:span text:style-name="T33">\n</text:span><text:span text:style-name="T30">"</text:span><text:span text:style-name="T37">)</text:span><text:span text:style-name="T33">;</text:span></text:p>
      <text:p text:style-name="Standard"><text:span text:style-name="T31"><text:s text:c="12"/></text:span><text:span text:style-name="T34">break</text:span><text:span text:style-name="T33">;</text:span></text:p>
      <text:p text:style-name="Standard"><text:span text:style-name="T31"><text:s text:c="9"/></text:span><text:span text:style-name="T37">}</text:span></text:p>
      <text:p text:style-name="Standard"><text:s text:c="9"/><text:span text:style-name="T34">case </text:span><text:span text:style-name="T42">4</text:span><text:span text:style-name="T37">:</text:span></text:p>
      <text:p text:style-name="Standard"><text:s text:c="9"/><text:span text:style-name="T37">{</text:span></text:p>
      <text:p text:style-name="Standard"><text:s text:c="12"/><text:span text:style-name="T34">if </text:span><text:span text:style-name="T37">(root != </text:span><text:span text:style-name="T44">NULL</text:span><text:span text:style-name="T37">)</text:span></text:p>
      <text:p text:style-name="Standard"><text:s text:c="12"/><text:span text:style-name="T37">{</text:span></text:p>
      <text:p text:style-name="Standard"><text:s text:c="15"/><text:span text:style-name="T37">printf(</text:span><text:span text:style-name="T30">"Дерево исходного выражения</text:span><text:span text:style-name="T33">\n</text:span><text:span text:style-name="T30">"</text:span><text:span text:style-name="T37">)</text:span><text:span text:style-name="T33">;</text:span></text:p>
      <text:p text:style-name="Standard"><text:span text:style-name="T31"><text:s text:c="15"/></text:span><text:span text:style-name="T37">PKL(&amp;root</text:span><text:span text:style-name="T33">, </text:span><text:span text:style-name="T42">0</text:span><text:span text:style-name="T37">)</text:span><text:span text:style-name="T33">;</text:span></text:p>
      <text:p text:style-name="Standard"><text:span text:style-name="T31"><text:s text:c="12"/></text:span><text:span text:style-name="T37">}</text:span></text:p>
      <text:p text:style-name="Standard"><text:s text:c="12"/><text:span text:style-name="T34">else</text:span></text:p>
      <text:p text:style-name="Standard"><text:span text:style-name="T31"><text:s text:c="15"/></text:span><text:span text:style-name="T37">printf(</text:span><text:span text:style-name="T30">"Дерево исходного выражения пусто</text:span><text:span text:style-name="T33">\n</text:span><text:span text:style-name="T30">"</text:span><text:span text:style-name="T37">)</text:span><text:span text:style-name="T33">;</text:span></text:p>
      <text:p text:style-name="Standard"><text:span text:style-name="T31"><text:s text:c="12"/></text:span><text:span text:style-name="T34">break</text:span><text:span text:style-name="T33">;</text:span></text:p>
      <text:p text:style-name="Standard"><text:span text:style-name="T31"><text:s text:c="9"/></text:span><text:span text:style-name="T37">}</text:span></text:p>
      <text:p text:style-name="Standard"><text:s text:c="9"/><text:span text:style-name="T34">case </text:span><text:span text:style-name="T42">5</text:span><text:span text:style-name="T37">:</text:span></text:p>
      <text:p text:style-name="Standard"><text:s text:c="9"/><text:span text:style-name="T37">{</text:span></text:p>
      <text:p text:style-name="Standard"><text:s text:c="12"/><text:span text:style-name="T34">if </text:span><text:span text:style-name="T37">(root2 != </text:span><text:span text:style-name="T44">NULL</text:span><text:span text:style-name="T37">)</text:span></text:p>
      <text:p text:style-name="Standard"><text:soft-page-break/><text:s text:c="12"/><text:span text:style-name="T37">{</text:span></text:p>
      <text:p text:style-name="Standard"><text:s text:c="15"/><text:span text:style-name="T37">printf(</text:span><text:span text:style-name="T30">"Дерево преобразованного выражения</text:span><text:span text:style-name="T33">\n</text:span><text:span text:style-name="T30">"</text:span><text:span text:style-name="T37">)</text:span><text:span text:style-name="T33">;</text:span></text:p>
      <text:p text:style-name="Standard"><text:span text:style-name="T31"><text:s text:c="15"/></text:span><text:span text:style-name="T37">PKL(&amp;root2</text:span><text:span text:style-name="T33">, </text:span><text:span text:style-name="T42">0</text:span><text:span text:style-name="T37">)</text:span><text:span text:style-name="T33">;</text:span></text:p>
      <text:p text:style-name="Standard"><text:span text:style-name="T31"><text:s text:c="12"/></text:span><text:span text:style-name="T37">}</text:span></text:p>
      <text:p text:style-name="Standard"><text:s text:c="12"/><text:span text:style-name="T34">else</text:span></text:p>
      <text:p text:style-name="Standard"><text:span text:style-name="T31"><text:s text:c="15"/></text:span><text:span text:style-name="T37">printf(</text:span><text:span text:style-name="T30">"Дерево преобразованного выражения пусто</text:span><text:span text:style-name="T33">\n</text:span><text:span text:style-name="T30">"</text:span><text:span text:style-name="T37">)</text:span><text:span text:style-name="T33">;</text:span></text:p>
      <text:p text:style-name="Standard"><text:span text:style-name="T31"><text:s text:c="12"/></text:span><text:span text:style-name="T34">break</text:span><text:span text:style-name="T33">;</text:span></text:p>
      <text:p text:style-name="Standard"><text:span text:style-name="T31"><text:s text:c="9"/></text:span><text:span text:style-name="T37">}</text:span></text:p>
      <text:p text:style-name="Standard"><text:s text:c="9"/><text:span text:style-name="T34">case </text:span><text:span text:style-name="T42">6</text:span><text:span text:style-name="T37">: </text:span><text:span text:style-name="T34">break</text:span><text:span text:style-name="T33">;</text:span></text:p>
      <text:p text:style-name="Standard"><text:span text:style-name="T31"><text:s text:c="9"/></text:span><text:span text:style-name="T34">default</text:span><text:span text:style-name="T37">:</text:span></text:p>
      <text:p text:style-name="Standard"><text:s text:c="9"/><text:span text:style-name="T37">{</text:span></text:p>
      <text:p text:style-name="Standard"><text:s text:c="12"/><text:span text:style-name="T37">printf(</text:span><text:span text:style-name="T30">"Ошибка. Такого пункта меню не существует</text:span><text:span text:style-name="T33">\n</text:span><text:span text:style-name="T30">"</text:span><text:span text:style-name="T37">)</text:span><text:span text:style-name="T33">;</text:span></text:p>
      <text:p text:style-name="Standard"><text:span text:style-name="T31"><text:s text:c="12"/></text:span><text:span text:style-name="T34">break</text:span><text:span text:style-name="T33">;</text:span></text:p>
      <text:p text:style-name="Standard"><text:span text:style-name="T31"><text:s text:c="9"/></text:span><text:span text:style-name="T37">}</text:span></text:p>
      <text:p text:style-name="Standard"><text:s text:c="6"/><text:span text:style-name="T37">}</text:span></text:p>
      <text:p text:style-name="Standard"><text:s text:c="6"/><text:span text:style-name="T34">if </text:span><text:span text:style-name="T37">(action == </text:span><text:span text:style-name="T42">6</text:span><text:span text:style-name="T37">)</text:span></text:p>
      <text:p text:style-name="Standard"><text:s text:c="9"/><text:span text:style-name="T34">break</text:span><text:span text:style-name="T33">;</text:span></text:p>
      <text:p text:style-name="Standard"><text:span text:style-name="T31"><text:s text:c="3"/></text:span><text:span text:style-name="T37">}</text:span></text:p>
      <text:p text:style-name="Standard"><text:s text:c="3"/><text:span text:style-name="T37">treeDestroy(&amp;root)</text:span><text:span text:style-name="T33">;</text:span></text:p>
      <text:p text:style-name="Standard"><text:span text:style-name="T31"><text:s text:c="3"/></text:span><text:span text:style-name="T37">treeDestroy(&amp;root2)</text:span><text:span text:style-name="T33">;</text:span></text:p>
      <text:p text:style-name="Standard"><text:span text:style-name="T31"><text:s text:c="3"/></text:span><text:span text:style-name="T34">return </text:span><text:span text:style-name="T42">0</text:span><text:span text:style-name="T33">; <text:s/></text:span></text:p>
      <text:p text:style-name="Standard">}</text:p>
      <text:p text:style-name="Standard"><text:span text:style-name="T39">Node </text:span>*<text:span text:style-name="T41">treeNodeCreate</text:span>(<text:span text:style-name="T32">void</text:span>)</text:p>
      <text:p text:style-name="Standard">{</text:p>
      <text:p text:style-name="Standard"><text:s text:c="3"/><text:span text:style-name="T40">Node </text:span><text:span text:style-name="T37">*tmpNode = (</text:span><text:span text:style-name="T40">Node </text:span><text:span text:style-name="T37">*)malloc(</text:span><text:span text:style-name="T34">sizeof</text:span><text:span text:style-name="T37">(</text:span><text:span text:style-name="T40">Node</text:span><text:span text:style-name="T37">))</text:span><text:span text:style-name="T33">;</text:span></text:p>
      <text:p text:style-name="Standard"><text:span text:style-name="T31"><text:s text:c="3"/></text:span><text:span text:style-name="T37">tmpNode-&gt;</text:span><text:span text:style-name="T38">_varOp </text:span><text:span text:style-name="T37">= </text:span><text:span text:style-name="T30">'</text:span><text:span text:style-name="T33">\0</text:span><text:span text:style-name="T30">'</text:span><text:span text:style-name="T33">;</text:span></text:p>
      <text:p text:style-name="Standard"><text:span text:style-name="T31"><text:s text:c="3"/></text:span><text:span text:style-name="T37">tmpNode-&gt;</text:span><text:span text:style-name="T38">_num </text:span><text:span text:style-name="T37">= </text:span><text:span text:style-name="T42">0.0</text:span><text:span text:style-name="T33">;</text:span></text:p>
      <text:p text:style-name="Standard"><text:span text:style-name="T31"><text:s text:c="3"/></text:span><text:span text:style-name="T37">tmpNode-&gt;</text:span><text:span text:style-name="T38">_left </text:span><text:span text:style-name="T37">= </text:span><text:span text:style-name="T44">NULL</text:span><text:span text:style-name="T33">;</text:span></text:p>
      <text:p text:style-name="Standard"><text:span text:style-name="T31"><text:s text:c="3"/></text:span><text:span text:style-name="T37">tmpNode-&gt;</text:span><text:span text:style-name="T38">_right </text:span><text:span text:style-name="T37">= </text:span><text:span text:style-name="T44">NULL</text:span><text:span text:style-name="T33">;</text:span></text:p>
      <text:p text:style-name="Standard"><text:span text:style-name="T31"><text:s text:c="3"/></text:span><text:span text:style-name="T34">return </text:span><text:span text:style-name="T37">tmpNode</text:span><text:span text:style-name="T33">;</text:span></text:p>
      <text:p text:style-name="Standard">}</text:p>
      <text:p text:style-name="Standard"><text:span text:style-name="T39">Node </text:span>*<text:span text:style-name="T41">treeCopy</text:span>(<text:span text:style-name="T39">Node </text:span>**node)</text:p>
      <text:p text:style-name="Standard">{</text:p>
      <text:p text:style-name="Standard"><text:s text:c="3"/><text:span text:style-name="T40">Node </text:span><text:span text:style-name="T37">*tmpNode = </text:span><text:span text:style-name="T44">NULL</text:span><text:span text:style-name="T33">;</text:span></text:p>
      <text:p text:style-name="Standard"><text:span text:style-name="T31"><text:s text:c="3"/></text:span><text:span text:style-name="T34">if </text:span><text:span text:style-name="T37">(*node == </text:span><text:span text:style-name="T44">NULL</text:span><text:span text:style-name="T37">)</text:span></text:p>
      <text:p text:style-name="Standard"><text:s text:c="6"/><text:span text:style-name="T34">return </text:span><text:span text:style-name="T44">NULL</text:span><text:span text:style-name="T33">;</text:span></text:p>
      <text:p text:style-name="Standard"><text:span text:style-name="T31"><text:s text:c="3"/></text:span><text:span text:style-name="T37">tmpNode = treeNodeCreate()</text:span><text:span text:style-name="T33">;</text:span></text:p>
      <text:p text:style-name="Standard"><text:span text:style-name="T31"><text:s text:c="3"/></text:span><text:span text:style-name="T37">tmpNode-&gt;</text:span><text:span text:style-name="T38">_varOp </text:span><text:span text:style-name="T37">= (*node)-&gt;</text:span><text:span text:style-name="T38">_varOp</text:span><text:span text:style-name="T33">;</text:span></text:p>
      <text:p text:style-name="Standard"><text:span text:style-name="T31"><text:s text:c="3"/></text:span><text:span text:style-name="T37">tmpNode-&gt;</text:span><text:span text:style-name="T38">_num </text:span><text:span text:style-name="T37">= (*node)-&gt;</text:span><text:span text:style-name="T38">_num</text:span><text:span text:style-name="T33">;</text:span></text:p>
      <text:p text:style-name="Standard"><text:span text:style-name="T31"><text:s text:c="3"/></text:span><text:span text:style-name="T37">tmpNode-&gt;</text:span><text:span text:style-name="T38">_left </text:span><text:span text:style-name="T37">= treeCopy(&amp;(*node)-&gt;</text:span><text:span text:style-name="T38">_left</text:span><text:span text:style-name="T37">)</text:span><text:span text:style-name="T33">;</text:span></text:p>
      <text:p text:style-name="Standard"><text:span text:style-name="T31"><text:s text:c="3"/></text:span><text:span text:style-name="T37">tmpNode-&gt;</text:span><text:span text:style-name="T38">_right </text:span><text:span text:style-name="T37">= treeCopy(&amp;(*node)-&gt;</text:span><text:span text:style-name="T38">_right</text:span><text:span text:style-name="T37">)</text:span><text:span text:style-name="T33">;</text:span></text:p>
      <text:p text:style-name="Standard"><text:span text:style-name="T31"><text:s text:c="3"/></text:span><text:span text:style-name="T34">return </text:span><text:span text:style-name="T37">tmpNode</text:span><text:span text:style-name="T33">;</text:span></text:p>
      <text:p text:style-name="Standard">}</text:p>
      <text:p text:style-name="Standard"><text:span text:style-name="T39">Node </text:span>*<text:span text:style-name="T41">treeMakeMinus</text:span>(<text:span text:style-name="T39">Node </text:span>**node)</text:p>
      <text:p text:style-name="Standard">{</text:p>
      <text:p text:style-name="Standard"><text:s text:c="3"/><text:span text:style-name="T40">Node </text:span><text:span text:style-name="T37">*tmpNode = </text:span><text:span text:style-name="T44">NULL</text:span><text:span text:style-name="T33">;</text:span></text:p>
      <text:p text:style-name="Standard"><text:span text:style-name="T31"><text:s text:c="3"/></text:span><text:span text:style-name="T37">tmpNode = treeNodeCreate()</text:span><text:span text:style-name="T33">;</text:span></text:p>
      <text:p text:style-name="Standard"><text:span text:style-name="T31"><text:s text:c="3"/></text:span><text:span text:style-name="T37">tmpNode-&gt;</text:span><text:span text:style-name="T38">_left </text:span><text:span text:style-name="T37">= treeNodeCreate()</text:span><text:span text:style-name="T33">;</text:span></text:p>
      <text:p text:style-name="Standard"><text:span text:style-name="T31"><text:s text:c="3"/></text:span><text:span text:style-name="T37">tmpNode-&gt;</text:span><text:span text:style-name="T38">_right </text:span><text:span text:style-name="T37">= treeCopy(node)</text:span><text:span text:style-name="T33">;</text:span></text:p>
      <text:p text:style-name="Standard"><text:span text:style-name="T31"><text:s text:c="3"/></text:span><text:span text:style-name="T37">tmpNode-&gt;</text:span><text:span text:style-name="T38">_varOp </text:span><text:span text:style-name="T37">= </text:span><text:span text:style-name="T30">'-'</text:span><text:span text:style-name="T33">;</text:span></text:p>
      <text:p text:style-name="Standard"><text:span text:style-name="T31"><text:s text:c="3"/></text:span><text:span text:style-name="T37">free(*node)</text:span><text:span text:style-name="T33">;</text:span></text:p>
      <text:p text:style-name="Standard"><text:span text:style-name="T31"><text:s text:c="3"/></text:span><text:span text:style-name="T37">*node = </text:span><text:span text:style-name="T44">NULL</text:span><text:span text:style-name="T33">;</text:span></text:p>
      <text:p text:style-name="Standard"><text:span text:style-name="T31"><text:s text:c="3"/></text:span><text:span text:style-name="T34">return </text:span><text:span text:style-name="T37">tmpNode</text:span><text:span text:style-name="T33">;</text:span></text:p>
      <text:p text:style-name="Standard"><text:soft-page-break/>}</text:p>
      <text:p text:style-name="Standard"><text:span text:style-name="T39">Node </text:span>*<text:span text:style-name="T41">treeMakeSumOfNodes</text:span>(<text:span text:style-name="T39">Node </text:span>**node<text:span text:style-name="T31">, </text:span><text:span text:style-name="T32">int </text:span>cnt)</text:p>
      <text:p text:style-name="Standard">{</text:p>
      <text:p text:style-name="Standard"><text:s text:c="3"/><text:span text:style-name="T40">Node </text:span><text:span text:style-name="T37">*tmpNode = </text:span><text:span text:style-name="T44">NULL</text:span><text:span text:style-name="T33">;</text:span></text:p>
      <text:p text:style-name="Standard"><text:span text:style-name="T31"><text:s text:c="3"/></text:span><text:span text:style-name="T34">if </text:span><text:span text:style-name="T37">(cnt &lt;= </text:span><text:span text:style-name="T42">0</text:span><text:span text:style-name="T37">)</text:span></text:p>
      <text:p text:style-name="Standard"><text:s text:c="6"/><text:span text:style-name="T34">return </text:span><text:span text:style-name="T44">NULL</text:span><text:span text:style-name="T33">;</text:span></text:p>
      <text:p text:style-name="Standard"><text:span text:style-name="T31"><text:s text:c="3"/></text:span><text:span text:style-name="T34">if </text:span><text:span text:style-name="T37">(cnt == </text:span><text:span text:style-name="T42">1</text:span><text:span text:style-name="T37">)</text:span></text:p>
      <text:p text:style-name="Standard"><text:s text:c="6"/><text:span text:style-name="T37">tmpNode = treeCopy(node)</text:span><text:span text:style-name="T33">;</text:span></text:p>
      <text:p text:style-name="Standard"><text:span text:style-name="T31"><text:s text:c="3"/></text:span><text:span text:style-name="T34">else</text:span></text:p>
      <text:p text:style-name="Standard"><text:span text:style-name="T31"><text:s text:c="3"/></text:span><text:span text:style-name="T37">{</text:span></text:p>
      <text:p text:style-name="Standard"><text:s text:c="6"/><text:span text:style-name="T37">tmpNode = treeNodeCreate()</text:span><text:span text:style-name="T33">;</text:span></text:p>
      <text:p text:style-name="Standard"><text:span text:style-name="T31"><text:s text:c="6"/></text:span><text:span text:style-name="T37">tmpNode-&gt;</text:span><text:span text:style-name="T38">_varOp </text:span><text:span text:style-name="T37">= </text:span><text:span text:style-name="T30">'+'</text:span><text:span text:style-name="T33">;</text:span></text:p>
      <text:p text:style-name="Standard"><text:span text:style-name="T31"><text:s text:c="6"/></text:span><text:span text:style-name="T37">tmpNode-&gt;</text:span><text:span text:style-name="T38">_right </text:span><text:span text:style-name="T37">= treeCopy(node)</text:span><text:span text:style-name="T33">;</text:span></text:p>
      <text:p text:style-name="Standard"><text:span text:style-name="T31"><text:s text:c="6"/></text:span><text:span text:style-name="T37">tmpNode-&gt;</text:span><text:span text:style-name="T38">_left </text:span><text:span text:style-name="T37">= treeMakeSumOfNodes(node</text:span><text:span text:style-name="T33">, </text:span><text:span text:style-name="T37">--cnt)</text:span><text:span text:style-name="T33">;</text:span></text:p>
      <text:p text:style-name="Standard"><text:span text:style-name="T31"><text:s text:c="3"/></text:span><text:span text:style-name="T37">}</text:span></text:p>
      <text:p text:style-name="Standard"><text:s text:c="3"/><text:span text:style-name="T37">free(*node)</text:span><text:span text:style-name="T33">;</text:span></text:p>
      <text:p text:style-name="Standard"><text:span text:style-name="T31"><text:s text:c="3"/></text:span><text:span text:style-name="T37">*node = </text:span><text:span text:style-name="T44">NULL</text:span><text:span text:style-name="T33">;</text:span></text:p>
      <text:p text:style-name="Standard"><text:span text:style-name="T31"><text:s text:c="3"/></text:span><text:span text:style-name="T34">return </text:span><text:span text:style-name="T37">tmpNode</text:span><text:span text:style-name="T33">;</text:span></text:p>
      <text:p text:style-name="Standard">}</text:p>
      <text:p text:style-name="Standard"><text:span text:style-name="T32">int </text:span><text:span text:style-name="T41">treeIsMinusNode</text:span>(<text:span text:style-name="T39">Node </text:span>**node)</text:p>
      <text:p text:style-name="Standard">{</text:p>
      <text:p text:style-name="Standard"><text:s text:c="3"/><text:span text:style-name="T34">if </text:span><text:span text:style-name="T37">(*node == </text:span><text:span text:style-name="T44">NULL</text:span><text:span text:style-name="T37">)</text:span></text:p>
      <text:p text:style-name="Standard"><text:s text:c="6"/><text:span text:style-name="T34">return </text:span><text:span text:style-name="T42">0</text:span><text:span text:style-name="T33">;</text:span></text:p>
      <text:p text:style-name="Standard"><text:span text:style-name="T31"><text:s text:c="3"/></text:span><text:span text:style-name="T34">if </text:span><text:span text:style-name="T37">((*node)-&gt;</text:span><text:span text:style-name="T38">_left </text:span><text:span text:style-name="T37">== </text:span><text:span text:style-name="T44">NULL </text:span><text:span text:style-name="T37">|| (*node)-&gt;</text:span><text:span text:style-name="T38">_right </text:span><text:span text:style-name="T37">== </text:span><text:span text:style-name="T44">NULL</text:span><text:span text:style-name="T37">)</text:span></text:p>
      <text:p text:style-name="Standard"><text:s text:c="6"/><text:span text:style-name="T34">return </text:span><text:span text:style-name="T42">0</text:span><text:span text:style-name="T33">;</text:span></text:p>
      <text:p text:style-name="Standard"><text:span text:style-name="T31"><text:s text:c="3"/></text:span><text:span text:style-name="T34">return </text:span><text:span text:style-name="T37">((*node)-&gt;</text:span><text:span text:style-name="T38">_varOp </text:span><text:span text:style-name="T37">== </text:span><text:span text:style-name="T30">'-' </text:span><text:span text:style-name="T37">&amp;&amp; (*node)-&gt;</text:span><text:span text:style-name="T38">_left</text:span><text:span text:style-name="T37">-&gt;</text:span><text:span text:style-name="T38">_varOp </text:span><text:span text:style-name="T37">== </text:span><text:span text:style-name="T30">'</text:span><text:span text:style-name="T33">\0</text:span><text:span text:style-name="T30">' </text:span><text:span text:style-name="T37">&amp;&amp; (*node)-&gt;</text:span><text:span text:style-name="T38">_left</text:span><text:span text:style-name="T37">-&gt;</text:span><text:span text:style-name="T38">_num </text:span><text:span text:style-name="T37">== </text:span><text:span text:style-name="T42">0.0</text:span><text:span text:style-name="T37">)</text:span><text:span text:style-name="T33">;</text:span></text:p>
      <text:p text:style-name="Standard">}</text:p>
      <text:p text:style-name="Standard"><text:span text:style-name="T32">int </text:span><text:span text:style-name="T41">treeIsMinusNodeNum</text:span>(<text:span text:style-name="T39">Node </text:span>**node)</text:p>
      <text:p text:style-name="Standard">{</text:p>
      <text:p text:style-name="Standard"><text:s text:c="3"/><text:span text:style-name="T34">if </text:span><text:span text:style-name="T37">(*node == </text:span><text:span text:style-name="T44">NULL</text:span><text:span text:style-name="T37">)</text:span></text:p>
      <text:p text:style-name="Standard"><text:s text:c="6"/><text:span text:style-name="T34">return </text:span><text:span text:style-name="T42">0</text:span><text:span text:style-name="T33">;</text:span></text:p>
      <text:p text:style-name="Standard"><text:span text:style-name="T31"><text:s text:c="3"/></text:span><text:span text:style-name="T34">if </text:span><text:span text:style-name="T37">((*node)-&gt;</text:span><text:span text:style-name="T38">_left </text:span><text:span text:style-name="T37">== </text:span><text:span text:style-name="T44">NULL </text:span><text:span text:style-name="T37">|| (*node)-&gt;</text:span><text:span text:style-name="T38">_right </text:span><text:span text:style-name="T37">== </text:span><text:span text:style-name="T44">NULL</text:span><text:span text:style-name="T37">)</text:span></text:p>
      <text:p text:style-name="Standard"><text:s text:c="6"/><text:span text:style-name="T34">return </text:span><text:span text:style-name="T42">0</text:span><text:span text:style-name="T33">;</text:span></text:p>
      <text:p text:style-name="Standard"><text:span text:style-name="T31"><text:s text:c="3"/></text:span><text:span text:style-name="T34">if </text:span><text:span text:style-name="T37">(treeIsMinusNode(node) &amp;&amp; (*node)-&gt;</text:span><text:span text:style-name="T38">_right</text:span><text:span text:style-name="T37">-&gt;</text:span><text:span text:style-name="T38">_varOp </text:span><text:span text:style-name="T37">== </text:span><text:span text:style-name="T30">'</text:span><text:span text:style-name="T33">\0</text:span><text:span text:style-name="T30">' </text:span><text:span text:style-name="T37">&amp;&amp; fmod((*node)-&gt;</text:span><text:span text:style-name="T38">_right</text:span><text:span text:style-name="T37">-&gt;</text:span><text:span text:style-name="T38">_num</text:span><text:span text:style-name="T33">, </text:span><text:span text:style-name="T42">1.0</text:span><text:span text:style-name="T37">) == </text:span><text:span text:style-name="T42">0.0</text:span><text:span text:style-name="T37">)</text:span></text:p>
      <text:p text:style-name="Standard"><text:s text:c="6"/><text:span text:style-name="T34">return </text:span><text:span text:style-name="T42">1</text:span><text:span text:style-name="T33">;</text:span></text:p>
      <text:p text:style-name="Standard"><text:span text:style-name="T31"><text:s text:c="3"/></text:span><text:span text:style-name="T34">return </text:span><text:span text:style-name="T42">0</text:span><text:span text:style-name="T33">;</text:span></text:p>
      <text:p text:style-name="Standard">}</text:p>
      <text:p text:style-name="Standard"><text:span text:style-name="T32">void </text:span><text:span text:style-name="T41">treeBuild</text:span>(<text:span text:style-name="T39">Node </text:span>**node<text:span text:style-name="T31">, </text:span><text:span text:style-name="T39">Stack </text:span>*st)</text:p>
      <text:p text:style-name="Standard">{</text:p>
      <text:p text:style-name="Standard"><text:s text:c="3"/><text:span text:style-name="T40">Token </text:span><text:span text:style-name="T37">token</text:span><text:span text:style-name="T33">;</text:span></text:p>
      <text:p text:style-name="Standard"><text:span text:style-name="T31"><text:s text:c="3"/></text:span><text:span text:style-name="T34">if </text:span><text:span text:style-name="T37">(stackEmpty(st))</text:span></text:p>
      <text:p text:style-name="Standard"><text:s text:c="6"/><text:span text:style-name="T34">return</text:span><text:span text:style-name="T33">;</text:span></text:p>
      <text:p text:style-name="Standard"><text:span text:style-name="T31"><text:s text:c="3"/></text:span><text:span text:style-name="T37">token = stackTop(st)</text:span><text:span text:style-name="T33">;</text:span></text:p>
      <text:p text:style-name="Standard"><text:span text:style-name="T31"><text:s text:c="3"/></text:span><text:span text:style-name="T37">stackPop(st)</text:span><text:span text:style-name="T33">;</text:span></text:p>
      <text:p text:style-name="Standard"><text:span text:style-name="T31"><text:s text:c="3"/></text:span><text:span text:style-name="T37">(*node) = treeNodeCreate()</text:span><text:span text:style-name="T33">;</text:span></text:p>
      <text:p text:style-name="Standard"><text:span text:style-name="T31"><text:s text:c="3"/></text:span><text:span text:style-name="T37">(*node)-&gt;</text:span><text:span text:style-name="T38">_varOp </text:span><text:span text:style-name="T37">= token.</text:span><text:span text:style-name="T38">_varOp</text:span><text:span text:style-name="T33">;</text:span></text:p>
      <text:p text:style-name="Standard"><text:span text:style-name="T31"><text:s text:c="3"/></text:span><text:span text:style-name="T37">(*node)-&gt;</text:span><text:span text:style-name="T38">_num </text:span><text:span text:style-name="T37">= token.</text:span><text:span text:style-name="T38">_num</text:span><text:span text:style-name="T33">;</text:span></text:p>
      <text:p text:style-name="Standard"><text:span text:style-name="T31"><text:s text:c="3"/></text:span><text:span text:style-name="T34">if </text:span><text:span text:style-name="T37">(isOp((*node)-&gt;</text:span><text:span text:style-name="T38">_varOp</text:span><text:span text:style-name="T37">))</text:span></text:p>
      <text:p text:style-name="Standard"><text:s text:c="3"/><text:span text:style-name="T37">{</text:span></text:p>
      <text:p text:style-name="Standard"><text:s text:c="6"/><text:span text:style-name="T37">treeBuild(&amp;(*node)-&gt;</text:span><text:span text:style-name="T38">_right</text:span><text:span text:style-name="T33">, </text:span><text:span text:style-name="T37">st)</text:span><text:span text:style-name="T33">;</text:span></text:p>
      <text:p text:style-name="Standard"><text:span text:style-name="T31"><text:s text:c="6"/></text:span><text:span text:style-name="T37">treeBuild(&amp;(*node)-&gt;</text:span><text:span text:style-name="T38">_left</text:span><text:span text:style-name="T33">, </text:span><text:span text:style-name="T37">st)</text:span><text:span text:style-name="T33">;</text:span></text:p>
      <text:p text:style-name="Standard"><text:soft-page-break/><text:span text:style-name="T31"><text:s text:c="3"/></text:span><text:span text:style-name="T37">}</text:span></text:p>
      <text:p text:style-name="Standard">}</text:p>
      <text:p text:style-name="Standard"><text:span text:style-name="T32">void </text:span><text:span text:style-name="T41">treeDestroy</text:span>(<text:span text:style-name="T39">Node </text:span>**node)</text:p>
      <text:p text:style-name="Standard">{</text:p>
      <text:p text:style-name="Standard"><text:s text:c="3"/><text:span text:style-name="T34">if </text:span><text:span text:style-name="T37">(*node == </text:span><text:span text:style-name="T44">NULL</text:span><text:span text:style-name="T37">)</text:span></text:p>
      <text:p text:style-name="Standard"><text:s text:c="6"/><text:span text:style-name="T34">return</text:span><text:span text:style-name="T33">;</text:span></text:p>
      <text:p text:style-name="Standard"><text:span text:style-name="T31"><text:s text:c="3"/></text:span><text:span text:style-name="T34">if </text:span><text:span text:style-name="T37">((*node)-&gt;</text:span><text:span text:style-name="T38">_left </text:span><text:span text:style-name="T37">!= </text:span><text:span text:style-name="T44">NULL</text:span><text:span text:style-name="T37">)</text:span></text:p>
      <text:p text:style-name="Standard"><text:s text:c="6"/><text:span text:style-name="T37">treeDestroy(&amp;(*node)-&gt;</text:span><text:span text:style-name="T38">_left</text:span><text:span text:style-name="T37">)</text:span><text:span text:style-name="T33">;</text:span></text:p>
      <text:p text:style-name="Standard"><text:span text:style-name="T31"><text:s text:c="3"/></text:span><text:span text:style-name="T34">if </text:span><text:span text:style-name="T37">((*node)-&gt;</text:span><text:span text:style-name="T38">_right </text:span><text:span text:style-name="T37">!= </text:span><text:span text:style-name="T44">NULL</text:span><text:span text:style-name="T37">)</text:span></text:p>
      <text:p text:style-name="Standard"><text:s text:c="6"/><text:span text:style-name="T37">treeDestroy(&amp;(*node)-&gt;</text:span><text:span text:style-name="T38">_right</text:span><text:span text:style-name="T37">)</text:span><text:span text:style-name="T33">;</text:span></text:p>
      <text:p text:style-name="Standard"><text:span text:style-name="T31"><text:s text:c="3"/></text:span><text:span text:style-name="T37">free(*node)</text:span><text:span text:style-name="T33">;</text:span></text:p>
      <text:p text:style-name="Standard"><text:span text:style-name="T31"><text:s text:c="3"/></text:span><text:span text:style-name="T37">*node = </text:span><text:span text:style-name="T44">NULL</text:span><text:span text:style-name="T33">;</text:span></text:p>
      <text:p text:style-name="Standard">}</text:p>
      <text:p text:style-name="Standard"><text:span text:style-name="T32">void </text:span><text:span text:style-name="T41">treeMulReduce</text:span>(<text:span text:style-name="T39">Node </text:span>**node)</text:p>
      <text:p text:style-name="Standard">{</text:p>
      <text:p text:style-name="Standard"><text:s text:c="3"/><text:span text:style-name="T34">int </text:span><text:span text:style-name="T37">cnt = </text:span><text:span text:style-name="T42">0</text:span><text:span text:style-name="T33">;</text:span></text:p>
      <text:p text:style-name="Standard"><text:span text:style-name="T31"><text:s text:c="3"/></text:span><text:span text:style-name="T40">Node </text:span><text:span text:style-name="T37">*redNode = </text:span><text:span text:style-name="T44">NULL</text:span><text:span text:style-name="T33">, </text:span><text:span text:style-name="T37">*cntNode = </text:span><text:span text:style-name="T44">NULL</text:span><text:span text:style-name="T33">;</text:span></text:p>
      <text:p text:style-name="Standard"><text:span text:style-name="T31"><text:s text:c="3"/></text:span><text:span text:style-name="T34">if </text:span><text:span text:style-name="T37">(*node == </text:span><text:span text:style-name="T44">NULL</text:span><text:span text:style-name="T37">)</text:span></text:p>
      <text:p text:style-name="Standard"><text:s text:c="6"/><text:span text:style-name="T34">return</text:span><text:span text:style-name="T33">;</text:span></text:p>
      <text:p text:style-name="Standard"><text:span text:style-name="T31"><text:s text:c="3"/></text:span><text:span text:style-name="T34">if </text:span><text:span text:style-name="T37">((*node)-&gt;</text:span><text:span text:style-name="T38">_left </text:span><text:span text:style-name="T37">== </text:span><text:span text:style-name="T44">NULL </text:span><text:span text:style-name="T37">|| (*node)-&gt;</text:span><text:span text:style-name="T38">_right </text:span><text:span text:style-name="T37">== </text:span><text:span text:style-name="T44">NULL</text:span><text:span text:style-name="T37">)</text:span></text:p>
      <text:p text:style-name="Standard"><text:s text:c="6"/><text:span text:style-name="T34">return</text:span><text:span text:style-name="T33">;</text:span></text:p>
      <text:p text:style-name="Standard"><text:span text:style-name="T31"><text:s text:c="3"/></text:span><text:span text:style-name="T34">if </text:span><text:span text:style-name="T37">(!isOp((*node)-&gt;</text:span><text:span text:style-name="T38">_varOp</text:span><text:span text:style-name="T37">))</text:span></text:p>
      <text:p text:style-name="Standard"><text:s text:c="6"/><text:span text:style-name="T34">return</text:span><text:span text:style-name="T33">;</text:span></text:p>
      <text:p text:style-name="Standard"><text:span text:style-name="T31"><text:s text:c="3"/></text:span><text:span text:style-name="T34">if </text:span><text:span text:style-name="T37">((*node)-&gt;</text:span><text:span text:style-name="T38">_varOp </text:span><text:span text:style-name="T37">== </text:span><text:span text:style-name="T30">'*'</text:span><text:span text:style-name="T37">)</text:span></text:p>
      <text:p text:style-name="Standard"><text:s text:c="3"/><text:span text:style-name="T37">{</text:span></text:p>
      <text:p text:style-name="Standard"><text:s text:c="6"/><text:span text:style-name="T34">if </text:span><text:span text:style-name="T37">((*node)-&gt;</text:span><text:span text:style-name="T38">_left</text:span><text:span text:style-name="T37">-&gt;</text:span><text:span text:style-name="T38">_varOp </text:span><text:span text:style-name="T37">== </text:span><text:span text:style-name="T30">'</text:span><text:span text:style-name="T33">\0</text:span><text:span text:style-name="T30">' </text:span><text:span text:style-name="T37">&amp;&amp; fmod((*node)-&gt;</text:span><text:span text:style-name="T38">_left</text:span><text:span text:style-name="T37">-&gt;</text:span><text:span text:style-name="T38">_num</text:span><text:span text:style-name="T33">, </text:span><text:span text:style-name="T42">1.0</text:span><text:span text:style-name="T37">) == </text:span><text:span text:style-name="T42">0.0</text:span><text:span text:style-name="T37">)</text:span></text:p>
      <text:p text:style-name="Standard"><text:s text:c="6"/><text:span text:style-name="T37">{</text:span></text:p>
      <text:p text:style-name="Standard"><text:s text:c="9"/><text:span text:style-name="T37">cntNode = (*node)-&gt;</text:span><text:span text:style-name="T38">_left</text:span><text:span text:style-name="T33">;</text:span></text:p>
      <text:p text:style-name="Standard"><text:span text:style-name="T31"><text:s text:c="9"/></text:span><text:span text:style-name="T37">redNode = (*node)-&gt;</text:span><text:span text:style-name="T38">_right</text:span><text:span text:style-name="T33">;</text:span></text:p>
      <text:p text:style-name="Standard"><text:span text:style-name="T31"><text:s text:c="9"/></text:span><text:span text:style-name="T37">cnt = (</text:span><text:span text:style-name="T34">int</text:span><text:span text:style-name="T37">)cntNode-&gt;</text:span><text:span text:style-name="T38">_num</text:span><text:span text:style-name="T33">;</text:span></text:p>
      <text:p text:style-name="Standard"><text:span text:style-name="T31"><text:s text:c="6"/></text:span><text:span text:style-name="T37">}</text:span></text:p>
      <text:p text:style-name="Standard"><text:s text:c="6"/></text:p>
      <text:p text:style-name="Standard"><text:s text:c="6"/><text:span text:style-name="T34">if </text:span><text:span text:style-name="T37">((*node)-&gt;</text:span><text:span text:style-name="T38">_right</text:span><text:span text:style-name="T37">-&gt;</text:span><text:span text:style-name="T38">_varOp </text:span><text:span text:style-name="T37">== </text:span><text:span text:style-name="T30">'</text:span><text:span text:style-name="T33">\0</text:span><text:span text:style-name="T30">' </text:span><text:span text:style-name="T37">&amp;&amp; fmod((*node)-&gt;</text:span><text:span text:style-name="T38">_right</text:span><text:span text:style-name="T37">-&gt;</text:span><text:span text:style-name="T38">_num</text:span><text:span text:style-name="T33">, </text:span><text:span text:style-name="T42">1.0</text:span><text:span text:style-name="T37">) == </text:span><text:span text:style-name="T42">0.0</text:span><text:span text:style-name="T37">)</text:span></text:p>
      <text:p text:style-name="Standard"><text:s text:c="6"/><text:span text:style-name="T37">{</text:span></text:p>
      <text:p text:style-name="Standard"><text:s text:c="9"/><text:span text:style-name="T37">cntNode = (*node)-&gt;</text:span><text:span text:style-name="T38">_right</text:span><text:span text:style-name="T33">;</text:span></text:p>
      <text:p text:style-name="Standard"><text:span text:style-name="T31"><text:s text:c="9"/></text:span><text:span text:style-name="T37">redNode = (*node)-&gt;</text:span><text:span text:style-name="T38">_left</text:span><text:span text:style-name="T33">;</text:span></text:p>
      <text:p text:style-name="Standard"><text:span text:style-name="T31"><text:s text:c="9"/></text:span><text:span text:style-name="T37">cnt = (</text:span><text:span text:style-name="T34">int</text:span><text:span text:style-name="T37">)cntNode-&gt;</text:span><text:span text:style-name="T38">_num</text:span><text:span text:style-name="T33">;</text:span></text:p>
      <text:p text:style-name="Standard"><text:span text:style-name="T31"><text:s text:c="6"/></text:span><text:span text:style-name="T37">}</text:span></text:p>
      <text:p text:style-name="Standard"><text:s text:c="6"/></text:p>
      <text:p text:style-name="Standard"><text:s text:c="6"/><text:span text:style-name="T34">if </text:span><text:span text:style-name="T37">(treeIsMinusNodeNum(&amp;(*node)-&gt;</text:span><text:span text:style-name="T38">_left</text:span><text:span text:style-name="T37">))</text:span></text:p>
      <text:p text:style-name="Standard"><text:s text:c="6"/><text:span text:style-name="T37">{</text:span></text:p>
      <text:p text:style-name="Standard"><text:s text:c="9"/><text:span text:style-name="T37">cntNode = (*node)-&gt;</text:span><text:span text:style-name="T38">_left</text:span><text:span text:style-name="T33">;</text:span></text:p>
      <text:p text:style-name="Standard"><text:span text:style-name="T31"><text:s text:c="9"/></text:span><text:span text:style-name="T37">redNode = (*node)-&gt;</text:span><text:span text:style-name="T38">_right</text:span><text:span text:style-name="T33">;</text:span></text:p>
      <text:p text:style-name="Standard"><text:span text:style-name="T31"><text:s text:c="9"/></text:span><text:span text:style-name="T37">cnt = (</text:span><text:span text:style-name="T34">int</text:span><text:span text:style-name="T37">)abs(cntNode-&gt;</text:span><text:span text:style-name="T38">_right</text:span><text:span text:style-name="T37">-&gt;</text:span><text:span text:style-name="T38">_num</text:span><text:span text:style-name="T37">)</text:span><text:span text:style-name="T33">;</text:span></text:p>
      <text:p text:style-name="Standard"><text:span text:style-name="T31"><text:s text:c="6"/></text:span><text:span text:style-name="T37">}</text:span></text:p>
      <text:p text:style-name="Standard"><text:s text:c="6"/></text:p>
      <text:p text:style-name="Standard"><text:s text:c="6"/><text:span text:style-name="T34">if </text:span><text:span text:style-name="T37">(treeIsMinusNodeNum(&amp;(*node)-&gt;</text:span><text:span text:style-name="T38">_right</text:span><text:span text:style-name="T37">))</text:span></text:p>
      <text:p text:style-name="Standard"><text:s text:c="6"/><text:span text:style-name="T37">{</text:span></text:p>
      <text:p text:style-name="Standard"><text:s text:c="9"/><text:span text:style-name="T37">cntNode = (*node)-&gt;</text:span><text:span text:style-name="T38">_right</text:span><text:span text:style-name="T33">;</text:span></text:p>
      <text:p text:style-name="Standard"><text:span text:style-name="T31"><text:s text:c="9"/></text:span><text:span text:style-name="T37">redNode = (*node)-&gt;</text:span><text:span text:style-name="T38">_left</text:span><text:span text:style-name="T33">;</text:span></text:p>
      <text:p text:style-name="Standard"><text:span text:style-name="T31"><text:s text:c="9"/></text:span><text:span text:style-name="T37">cnt = (</text:span><text:span text:style-name="T34">int</text:span><text:span text:style-name="T37">)abs(cntNode-&gt;</text:span><text:span text:style-name="T38">_right</text:span><text:span text:style-name="T37">-&gt;</text:span><text:span text:style-name="T38">_num</text:span><text:span text:style-name="T37">)</text:span><text:span text:style-name="T33">;</text:span></text:p>
      <text:p text:style-name="Standard"><text:soft-page-break/><text:span text:style-name="T31"><text:s text:c="6"/></text:span><text:span text:style-name="T37">}</text:span></text:p>
      <text:p text:style-name="Standard"><text:s text:c="6"/><text:span text:style-name="T34">if </text:span><text:span text:style-name="T37">(treeIsMinusNodeNum(&amp;cntNode))</text:span></text:p>
      <text:p text:style-name="Standard"><text:s text:c="9"/><text:span text:style-name="T37">redNode = treeMakeMinus(&amp;redNode)</text:span><text:span text:style-name="T33">;</text:span></text:p>
      <text:p text:style-name="Standard"><text:span text:style-name="T31"><text:s text:c="3"/></text:span><text:span text:style-name="T37">}</text:span></text:p>
      <text:p text:style-name="Standard"><text:s text:c="3"/></text:p>
      <text:p text:style-name="Standard"><text:s text:c="3"/><text:span text:style-name="T34">if </text:span><text:span text:style-name="T37">(redNode != </text:span><text:span text:style-name="T44">NULL</text:span><text:span text:style-name="T37">)</text:span></text:p>
      <text:p text:style-name="Standard"><text:s text:c="3"/><text:span text:style-name="T37">{</text:span></text:p>
      <text:p text:style-name="Standard"><text:s text:c="6"/><text:span text:style-name="T37">free(*node)</text:span><text:span text:style-name="T33">;</text:span></text:p>
      <text:p text:style-name="Standard"><text:span text:style-name="T31"><text:s text:c="6"/></text:span><text:span text:style-name="T37">*node = treeMakeSumOfNodes(&amp;redNode</text:span><text:span text:style-name="T33">, </text:span><text:span text:style-name="T37">cnt)</text:span><text:span text:style-name="T33">;</text:span></text:p>
      <text:p text:style-name="Standard"><text:span text:style-name="T31"><text:s text:c="6"/></text:span><text:span text:style-name="T37">treeDestroy(&amp;cntNode)</text:span><text:span text:style-name="T33">;</text:span></text:p>
      <text:p text:style-name="Standard"><text:span text:style-name="T31"><text:s text:c="6"/></text:span><text:span text:style-name="T37">treeMulReduce(node)</text:span><text:span text:style-name="T33">;</text:span></text:p>
      <text:p text:style-name="Standard"><text:span text:style-name="T31"><text:s text:c="3"/></text:span><text:span text:style-name="T37">}</text:span></text:p>
      <text:p text:style-name="Standard"><text:s text:c="3"/><text:span text:style-name="T34">else</text:span></text:p>
      <text:p text:style-name="Standard"><text:span text:style-name="T31"><text:s text:c="3"/></text:span><text:span text:style-name="T37">{</text:span></text:p>
      <text:p text:style-name="Standard"><text:s text:c="6"/><text:span text:style-name="T34">if </text:span><text:span text:style-name="T37">(isOp((*node)-&gt;</text:span><text:span text:style-name="T38">_left</text:span><text:span text:style-name="T37">-&gt;</text:span><text:span text:style-name="T38">_varOp</text:span><text:span text:style-name="T37">))</text:span></text:p>
      <text:p text:style-name="Standard"><text:s text:c="9"/><text:span text:style-name="T37">treeMulReduce(&amp;(*node)-&gt;</text:span><text:span text:style-name="T38">_left</text:span><text:span text:style-name="T37">)</text:span><text:span text:style-name="T33">;</text:span></text:p>
      <text:p text:style-name="Standard"><text:span text:style-name="T31"><text:s text:c="6"/></text:span><text:span text:style-name="T34">if </text:span><text:span text:style-name="T37">(isOp((*node)-&gt;</text:span><text:span text:style-name="T38">_right</text:span><text:span text:style-name="T37">-&gt;</text:span><text:span text:style-name="T38">_varOp</text:span><text:span text:style-name="T37">))</text:span></text:p>
      <text:p text:style-name="Standard"><text:s text:c="9"/><text:span text:style-name="T37">treeMulReduce(&amp;(*node)-&gt;</text:span><text:span text:style-name="T38">_right</text:span><text:span text:style-name="T37">)</text:span><text:span text:style-name="T33">;</text:span></text:p>
      <text:p text:style-name="Standard"><text:span text:style-name="T31"><text:s text:c="3"/></text:span><text:span text:style-name="T37">}</text:span></text:p>
      <text:p text:style-name="Standard">}</text:p>
      <text:p text:style-name="Standard"><text:span text:style-name="T32">void </text:span><text:span text:style-name="T41">PKL</text:span>(<text:span text:style-name="T39">Node </text:span>**node<text:span text:style-name="T31">, </text:span><text:span text:style-name="T32">const int </text:span>level)</text:p>
      <text:p text:style-name="Standard">{</text:p>
      <text:p text:style-name="Standard"><text:s text:c="3"/><text:span text:style-name="T34">if </text:span><text:span text:style-name="T37">(*node == </text:span><text:span text:style-name="T44">NULL</text:span><text:span text:style-name="T37">)</text:span></text:p>
      <text:p text:style-name="Standard"><text:s text:c="6"/><text:span text:style-name="T34">return</text:span><text:span text:style-name="T33">;</text:span></text:p>
      <text:p text:style-name="Standard"><text:span text:style-name="T31"><text:s text:c="3"/></text:span><text:span text:style-name="T34">if </text:span><text:span text:style-name="T37">((*node)-&gt;</text:span><text:span text:style-name="T38">_right </text:span><text:span text:style-name="T37">!= </text:span><text:span text:style-name="T44">NULL</text:span><text:span text:style-name="T37">)</text:span></text:p>
      <text:p text:style-name="Standard"><text:s text:c="6"/><text:span text:style-name="T37">PKL(&amp;(*node)-&gt;</text:span><text:span text:style-name="T38">_right</text:span><text:span text:style-name="T33">, </text:span><text:span text:style-name="T37">level + </text:span><text:span text:style-name="T42">1</text:span><text:span text:style-name="T37">)</text:span><text:span text:style-name="T33">;</text:span></text:p>
      <text:p text:style-name="Standard"><text:span text:style-name="T31"><text:s text:c="3"/></text:span><text:span text:style-name="T34">if </text:span><text:span text:style-name="T37">((*node)-&gt;</text:span><text:span text:style-name="T38">_varOp </text:span><text:span text:style-name="T37">!= </text:span><text:span text:style-name="T30">'</text:span><text:span text:style-name="T33">\0</text:span><text:span text:style-name="T30">'</text:span><text:span text:style-name="T37">)</text:span></text:p>
      <text:p text:style-name="Standard"><text:s text:c="6"/><text:span text:style-name="T37">printf(</text:span><text:span text:style-name="T30">"</text:span><text:span text:style-name="T33">%*s%c\n</text:span><text:span text:style-name="T30">"</text:span><text:span text:style-name="T33">, </text:span><text:span text:style-name="T37">level * </text:span><text:span text:style-name="T42">4</text:span><text:span text:style-name="T33">, </text:span><text:span text:style-name="T30">""</text:span><text:span text:style-name="T33">, </text:span><text:span text:style-name="T37">(*node)-&gt;</text:span><text:span text:style-name="T38">_varOp</text:span><text:span text:style-name="T37">)</text:span><text:span text:style-name="T33">;</text:span></text:p>
      <text:p text:style-name="Standard"><text:span text:style-name="T31"><text:s text:c="3"/></text:span><text:span text:style-name="T34">else</text:span></text:p>
      <text:p text:style-name="Standard"><text:span text:style-name="T31"><text:s text:c="6"/></text:span><text:span text:style-name="T37">printf(</text:span><text:span text:style-name="T30">"</text:span><text:span text:style-name="T33">%*s%f\n</text:span><text:span text:style-name="T30">"</text:span><text:span text:style-name="T33">, </text:span><text:span text:style-name="T37">level * </text:span><text:span text:style-name="T42">4</text:span><text:span text:style-name="T33">, </text:span><text:span text:style-name="T30">""</text:span><text:span text:style-name="T33">, </text:span><text:span text:style-name="T37">(*node)-&gt;</text:span><text:span text:style-name="T38">_num</text:span><text:span text:style-name="T37">)</text:span><text:span text:style-name="T33">;</text:span></text:p>
      <text:p text:style-name="Standard"><text:span text:style-name="T31"><text:s text:c="3"/></text:span><text:span text:style-name="T34">if </text:span><text:span text:style-name="T37">((*node)-&gt;</text:span><text:span text:style-name="T38">_left </text:span><text:span text:style-name="T37">!= </text:span><text:span text:style-name="T44">NULL</text:span><text:span text:style-name="T37">)</text:span></text:p>
      <text:p text:style-name="Standard"><text:s text:c="6"/><text:span text:style-name="T37">PKL(&amp;(*node)-&gt;</text:span><text:span text:style-name="T38">_left</text:span><text:span text:style-name="T33">, </text:span><text:span text:style-name="T37">level + </text:span><text:span text:style-name="T42">1</text:span><text:span text:style-name="T37">)</text:span><text:span text:style-name="T33">;</text:span></text:p>
      <text:p text:style-name="Standard">}</text:p>
      <text:p text:style-name="Standard"><text:span text:style-name="T32">void </text:span><text:span text:style-name="T41">LKP</text:span>(<text:span text:style-name="T39">Node </text:span>**node)</text:p>
      <text:p text:style-name="Standard">{</text:p>
      <text:p text:style-name="Standard"><text:s text:c="3"/><text:span text:style-name="T34">if </text:span><text:span text:style-name="T37">(*node == </text:span><text:span text:style-name="T44">NULL</text:span><text:span text:style-name="T37">)</text:span></text:p>
      <text:p text:style-name="Standard"><text:s text:c="6"/><text:span text:style-name="T34">return</text:span><text:span text:style-name="T33">;</text:span></text:p>
      <text:p text:style-name="Standard"><text:span text:style-name="T31"><text:s text:c="3"/></text:span><text:span text:style-name="T34">if </text:span><text:span text:style-name="T37">((*node)-&gt;</text:span><text:span text:style-name="T38">_left </text:span><text:span text:style-name="T37">!= </text:span><text:span text:style-name="T44">NULL </text:span><text:span text:style-name="T37">&amp;&amp; !treeIsMinusNode(node))</text:span></text:p>
      <text:p text:style-name="Standard"><text:s text:c="3"/><text:span text:style-name="T37">{</text:span></text:p>
      <text:p text:style-name="Standard"><text:s text:c="6"/><text:span text:style-name="T34">if </text:span><text:span text:style-name="T37">((*node)-&gt;</text:span><text:span text:style-name="T38">_left</text:span><text:span text:style-name="T37">-&gt;</text:span><text:span text:style-name="T38">_left </text:span><text:span text:style-name="T37">!= </text:span><text:span text:style-name="T44">NULL</text:span><text:span text:style-name="T37">)</text:span></text:p>
      <text:p text:style-name="Standard"><text:s text:c="9"/><text:span text:style-name="T37">printf(</text:span><text:span text:style-name="T30">"("</text:span><text:span text:style-name="T37">)</text:span><text:span text:style-name="T33">;</text:span></text:p>
      <text:p text:style-name="Standard"><text:s text:c="6"/></text:p>
      <text:p text:style-name="Standard"><text:span text:style-name="T31"><text:s text:c="6"/></text:span><text:span text:style-name="T37">LKP(&amp;(*node)-&gt;</text:span><text:span text:style-name="T38">_left</text:span><text:span text:style-name="T37">)</text:span><text:span text:style-name="T33">;</text:span></text:p>
      <text:p text:style-name="Standard"><text:s text:c="6"/></text:p>
      <text:p text:style-name="Standard"><text:span text:style-name="T31"><text:s text:c="6"/></text:span><text:span text:style-name="T34">if </text:span><text:span text:style-name="T37">((*node)-&gt;</text:span><text:span text:style-name="T38">_left</text:span><text:span text:style-name="T37">-&gt;</text:span><text:span text:style-name="T38">_left </text:span><text:span text:style-name="T37">!= </text:span><text:span text:style-name="T44">NULL</text:span><text:span text:style-name="T37">)</text:span></text:p>
      <text:p text:style-name="Standard"><text:s text:c="9"/><text:span text:style-name="T37">printf(</text:span><text:span text:style-name="T30">")"</text:span><text:span text:style-name="T37">)</text:span><text:span text:style-name="T33">;</text:span></text:p>
      <text:p text:style-name="Standard"><text:span text:style-name="T31"><text:s text:c="3"/></text:span><text:span text:style-name="T37">}</text:span></text:p>
      <text:p text:style-name="Standard"><text:s text:c="3"/><text:span text:style-name="T34">if </text:span><text:span text:style-name="T37">((*node)-&gt;</text:span><text:span text:style-name="T38">_varOp </text:span><text:span text:style-name="T37">!= </text:span><text:span text:style-name="T30">'</text:span><text:span text:style-name="T33">\0</text:span><text:span text:style-name="T30">'</text:span><text:span text:style-name="T37">)</text:span></text:p>
      <text:p text:style-name="Standard"><text:s text:c="6"/><text:span text:style-name="T37">printf(</text:span><text:span text:style-name="T30">"</text:span><text:span text:style-name="T33">%c</text:span><text:span text:style-name="T30">"</text:span><text:span text:style-name="T33">, </text:span><text:span text:style-name="T37">(*node)-&gt;</text:span><text:span text:style-name="T38">_varOp</text:span><text:span text:style-name="T37">)</text:span><text:span text:style-name="T33">;</text:span></text:p>
      <text:p text:style-name="Standard"><text:span text:style-name="T31"><text:s text:c="3"/></text:span><text:span text:style-name="T34">else</text:span></text:p>
      <text:p text:style-name="Standard"><text:span text:style-name="T31"><text:s text:c="6"/></text:span><text:span text:style-name="T37">printf(</text:span><text:span text:style-name="T30">"</text:span><text:span text:style-name="T33">%f</text:span><text:span text:style-name="T30">"</text:span><text:span text:style-name="T33">, </text:span><text:span text:style-name="T37">(*node)-&gt;</text:span><text:span text:style-name="T38">_num</text:span><text:span text:style-name="T37">)</text:span><text:span text:style-name="T33">;</text:span></text:p>
      <text:p text:style-name="Standard"><text:span text:style-name="T31"><text:s text:c="3"/></text:span><text:span text:style-name="T34">if </text:span><text:span text:style-name="T37">((*node)-&gt;</text:span><text:span text:style-name="T38">_right </text:span><text:span text:style-name="T37">!= </text:span><text:span text:style-name="T44">NULL</text:span><text:span text:style-name="T37">)</text:span></text:p>
      <text:p text:style-name="Standard"><text:s text:c="3"/><text:span text:style-name="T37">{</text:span></text:p>
      <text:p text:style-name="Standard"><text:soft-page-break/><text:s text:c="6"/><text:span text:style-name="T34">if </text:span><text:span text:style-name="T37">((*node)-&gt;</text:span><text:span text:style-name="T38">_right</text:span><text:span text:style-name="T37">-&gt;</text:span><text:span text:style-name="T38">_left </text:span><text:span text:style-name="T37">!= </text:span><text:span text:style-name="T44">NULL</text:span><text:span text:style-name="T37">)</text:span></text:p>
      <text:p text:style-name="Standard"><text:s text:c="9"/><text:span text:style-name="T37">printf(</text:span><text:span text:style-name="T30">"("</text:span><text:span text:style-name="T37">)</text:span><text:span text:style-name="T33">;</text:span></text:p>
      <text:p text:style-name="Standard"><text:span text:style-name="T31"><text:s text:c="6"/></text:span><text:span text:style-name="T37">LKP(&amp;(*node)-&gt;</text:span><text:span text:style-name="T38">_right</text:span><text:span text:style-name="T37">)</text:span><text:span text:style-name="T33">;</text:span></text:p>
      <text:p text:style-name="Standard"><text:s text:c="6"/></text:p>
      <text:p text:style-name="Standard"><text:span text:style-name="T31"><text:s text:c="6"/></text:span><text:span text:style-name="T34">if </text:span><text:span text:style-name="T37">((*node)-&gt;</text:span><text:span text:style-name="T38">_right</text:span><text:span text:style-name="T37">-&gt;</text:span><text:span text:style-name="T38">_left </text:span><text:span text:style-name="T37">!= </text:span><text:span text:style-name="T44">NULL</text:span><text:span text:style-name="T37">)</text:span></text:p>
      <text:p text:style-name="Standard"><text:s text:c="9"/><text:span text:style-name="T37">printf(</text:span><text:span text:style-name="T30">")"</text:span><text:span text:style-name="T37">)</text:span><text:span text:style-name="T33">;</text:span></text:p>
      <text:p text:style-name="Standard"><text:span text:style-name="T31"><text:s text:c="3"/></text:span><text:span text:style-name="T37">}</text:span></text:p>
      <text:p text:style-name="Standard">}</text:p>
      <text:p text:style-name="Standard"><text:span text:style-name="T32">int </text:span><text:span text:style-name="T41">isLetter</text:span>(<text:span text:style-name="T32">const char </text:span>ch)</text:p>
      <text:p text:style-name="Standard">{</text:p>
      <text:p text:style-name="Standard"><text:s text:c="3"/><text:span text:style-name="T34">return </text:span><text:span text:style-name="T37">((ch &gt;= </text:span><text:span text:style-name="T30">'a' </text:span><text:span text:style-name="T37">&amp;&amp; ch &lt;= </text:span><text:span text:style-name="T30">'z'</text:span><text:span text:style-name="T37">) || (ch &gt;= </text:span><text:span text:style-name="T30">'A' </text:span><text:span text:style-name="T37">&amp;&amp; ch &lt;= </text:span><text:span text:style-name="T30">'Z'</text:span><text:span text:style-name="T37">))</text:span><text:span text:style-name="T33">;</text:span></text:p>
      <text:p text:style-name="Standard">}</text:p>
      <text:p text:style-name="Standard"><text:span text:style-name="T32">int </text:span><text:span text:style-name="T41">isNumber</text:span>(<text:span text:style-name="T32">const char </text:span>ch)</text:p>
      <text:p text:style-name="Standard">{</text:p>
      <text:p text:style-name="Standard"><text:s text:c="3"/><text:span text:style-name="T34">return </text:span><text:span text:style-name="T37">(ch &gt;= </text:span><text:span text:style-name="T30">'0' </text:span><text:span text:style-name="T37">&amp;&amp; ch &lt;= </text:span><text:span text:style-name="T30">'9'</text:span><text:span text:style-name="T37">)</text:span><text:span text:style-name="T33">;</text:span></text:p>
      <text:p text:style-name="Standard">}</text:p>
      <text:p text:style-name="Standard"><text:span text:style-name="T32">int </text:span><text:span text:style-name="T41">isOp</text:span>(<text:span text:style-name="T32">const char </text:span>ch)</text:p>
      <text:p text:style-name="Standard">{</text:p>
      <text:p text:style-name="Standard"><text:s text:c="3"/><text:span text:style-name="T34">return </text:span><text:span text:style-name="T37">(ch == </text:span><text:span text:style-name="T30">'+' </text:span><text:span text:style-name="T37">|| ch == </text:span><text:span text:style-name="T30">'-' </text:span><text:span text:style-name="T37">|| ch == </text:span><text:span text:style-name="T30">'*' </text:span><text:span text:style-name="T37">|| ch == </text:span><text:span text:style-name="T30">'/' </text:span><text:span text:style-name="T37">|| ch == </text:span><text:span text:style-name="T30">'^' </text:span><text:span text:style-name="T37">|| ch == </text:span><text:span text:style-name="T30">'(' </text:span><text:span text:style-name="T37">|| ch == </text:span><text:span text:style-name="T30">')'</text:span><text:span text:style-name="T37">)</text:span><text:span text:style-name="T33">;</text:span></text:p>
      <text:p text:style-name="Standard">}</text:p>
      <text:p text:style-name="Standard"><text:span text:style-name="T32">int </text:span><text:span text:style-name="T41">opPrior</text:span>(<text:span text:style-name="T32">const char </text:span>op)</text:p>
      <text:p text:style-name="Standard">{</text:p>
      <text:p text:style-name="Standard"><text:s text:c="3"/><text:span text:style-name="T34">if </text:span><text:span text:style-name="T37">(op == </text:span><text:span text:style-name="T30">'^'</text:span><text:span text:style-name="T37">)</text:span></text:p>
      <text:p text:style-name="Standard"><text:s text:c="6"/><text:span text:style-name="T34">return </text:span><text:span text:style-name="T42">4</text:span><text:span text:style-name="T33">;</text:span></text:p>
      <text:p text:style-name="Standard"><text:span text:style-name="T31"><text:s text:c="3"/></text:span><text:span text:style-name="T34">if </text:span><text:span text:style-name="T37">(op == </text:span><text:span text:style-name="T30">'*' </text:span><text:span text:style-name="T37">|| op == </text:span><text:span text:style-name="T30">'/'</text:span><text:span text:style-name="T37">)</text:span></text:p>
      <text:p text:style-name="Standard"><text:s text:c="6"/><text:span text:style-name="T34">return </text:span><text:span text:style-name="T42">3</text:span><text:span text:style-name="T33">;</text:span></text:p>
      <text:p text:style-name="Standard"><text:span text:style-name="T31"><text:s text:c="3"/></text:span><text:span text:style-name="T34">if </text:span><text:span text:style-name="T37">(op == </text:span><text:span text:style-name="T30">'+' </text:span><text:span text:style-name="T37">|| op == </text:span><text:span text:style-name="T30">'-'</text:span><text:span text:style-name="T37">)</text:span></text:p>
      <text:p text:style-name="Standard"><text:s text:c="6"/><text:span text:style-name="T34">return </text:span><text:span text:style-name="T42">2</text:span><text:span text:style-name="T33">;</text:span></text:p>
      <text:p text:style-name="Standard"><text:span text:style-name="T31"><text:s text:c="3"/></text:span><text:span text:style-name="T34">return </text:span><text:span text:style-name="T42">1</text:span><text:span text:style-name="T33">;</text:span></text:p>
      <text:p text:style-name="Standard">}</text:p>
      <text:p text:style-name="Standard"><text:span text:style-name="T32">int </text:span><text:span text:style-name="T41">isOpHigh</text:span>(<text:span text:style-name="T32">const char </text:span>op1<text:span text:style-name="T31">, </text:span><text:span text:style-name="T32">const char </text:span>op2)</text:p>
      <text:p text:style-name="Standard">{</text:p>
      <text:p text:style-name="Standard"><text:s text:c="3"/><text:span text:style-name="T34">if </text:span><text:span text:style-name="T37">(op1 == </text:span><text:span text:style-name="T30">'(' </text:span><text:span text:style-name="T37">|| op2 == </text:span><text:span text:style-name="T30">'(' </text:span><text:span text:style-name="T37">|| op2 == </text:span><text:span text:style-name="T30">')'</text:span><text:span text:style-name="T37">)</text:span></text:p>
      <text:p text:style-name="Standard"><text:s text:c="6"/><text:span text:style-name="T34">return </text:span><text:span text:style-name="T42">0</text:span><text:span text:style-name="T33">;</text:span></text:p>
      <text:p text:style-name="Standard"><text:span text:style-name="T31"><text:s text:c="3"/></text:span><text:span text:style-name="T34">if </text:span><text:span text:style-name="T37">(op1 == op2 &amp;&amp; op2 == </text:span><text:span text:style-name="T30">'^'</text:span><text:span text:style-name="T37">)</text:span></text:p>
      <text:p text:style-name="Standard"><text:s text:c="6"/><text:span text:style-name="T34">return </text:span><text:span text:style-name="T42">0</text:span><text:span text:style-name="T33">;</text:span></text:p>
      <text:p text:style-name="Standard"><text:s text:c="3"/></text:p>
      <text:p text:style-name="Standard"><text:span text:style-name="T31"><text:s text:c="3"/></text:span><text:span text:style-name="T34">return </text:span><text:span text:style-name="T37">(opPrior(op1) &gt;= opPrior(op2))</text:span><text:span text:style-name="T33">;</text:span></text:p>
      <text:p text:style-name="Standard">}</text:p>
      <text:p text:style-name="Standard"><text:span text:style-name="T32">void </text:span><text:span text:style-name="T41">postOrder</text:span>(<text:span text:style-name="T32">const char </text:span>*str<text:span text:style-name="T31">, </text:span><text:span text:style-name="T39">Stack </text:span>*st)</text:p>
      <text:p text:style-name="Standard">{</text:p>
      <text:p text:style-name="Standard"><text:s text:c="3"/><text:span text:style-name="T34">int </text:span><text:span text:style-name="T37">i = </text:span><text:span text:style-name="T42">0</text:span><text:span text:style-name="T33">, </text:span><text:span text:style-name="T37">step = -</text:span><text:span text:style-name="T42">1</text:span><text:span text:style-name="T33">, </text:span><text:span text:style-name="T37">isBracket = </text:span><text:span text:style-name="T42">0</text:span><text:span text:style-name="T33">, </text:span><text:span text:style-name="T37">isDot = </text:span><text:span text:style-name="T42">0</text:span><text:span text:style-name="T33">;</text:span></text:p>
      <text:p text:style-name="Standard"><text:span text:style-name="T31"><text:s text:c="3"/></text:span><text:span text:style-name="T34">char </text:span><text:span text:style-name="T37">tmpCh</text:span><text:span text:style-name="T33">;</text:span></text:p>
      <text:p text:style-name="Standard"><text:span text:style-name="T31"><text:s text:c="3"/></text:span><text:span text:style-name="T40">Token </text:span><text:span text:style-name="T37">tk</text:span><text:span text:style-name="T33">;</text:span></text:p>
      <text:p text:style-name="Standard"><text:span text:style-name="T31"><text:s text:c="3"/></text:span><text:span text:style-name="T40">Stack </text:span><text:span text:style-name="T37">stOp</text:span><text:span text:style-name="T33">;</text:span></text:p>
      <text:p text:style-name="Standard"><text:span text:style-name="T31"><text:s text:c="3"/></text:span><text:span text:style-name="T37">stackCreate(&amp;stOp)</text:span><text:span text:style-name="T33">;</text:span></text:p>
      <text:p text:style-name="Standard"><text:span text:style-name="T31"><text:s text:c="3"/></text:span><text:span text:style-name="T37">tk.</text:span><text:span text:style-name="T38">_varOp </text:span><text:span text:style-name="T37">= </text:span><text:span text:style-name="T30">'</text:span><text:span text:style-name="T33">\0</text:span><text:span text:style-name="T30">'</text:span><text:span text:style-name="T33">;</text:span></text:p>
      <text:p text:style-name="Standard"><text:span text:style-name="T31"><text:s text:c="3"/></text:span><text:span text:style-name="T37">tk.</text:span><text:span text:style-name="T38">_num </text:span><text:span text:style-name="T37">= </text:span><text:span text:style-name="T42">0.0</text:span><text:span text:style-name="T33">;</text:span></text:p>
      <text:p text:style-name="Standard"><text:span text:style-name="T31"><text:s text:c="3"/></text:span><text:span text:style-name="T34">while </text:span><text:span text:style-name="T37">(str[i] != </text:span><text:span text:style-name="T30">'</text:span><text:span text:style-name="T33">\0</text:span><text:span text:style-name="T30">'</text:span><text:span text:style-name="T37">)</text:span></text:p>
      <text:p text:style-name="Standard"><text:s text:c="3"/><text:span text:style-name="T37">{</text:span></text:p>
      <text:p text:style-name="Standard"><text:s text:c="6"/><text:span text:style-name="T34">if </text:span><text:span text:style-name="T37">(str[i] == </text:span><text:span text:style-name="T30">'.'</text:span><text:span text:style-name="T37">)</text:span></text:p>
      <text:p text:style-name="Standard"><text:s text:c="9"/><text:span text:style-name="T37">isDot = </text:span><text:span text:style-name="T42">1</text:span><text:span text:style-name="T33">;</text:span></text:p>
      <text:p text:style-name="Standard"><text:soft-page-break/><text:span text:style-name="T31"><text:s text:c="6"/></text:span><text:span text:style-name="T34">else if </text:span><text:span text:style-name="T37">(isLetter(str[i]))</text:span></text:p>
      <text:p text:style-name="Standard"><text:s text:c="6"/><text:span text:style-name="T37">{</text:span></text:p>
      <text:p text:style-name="Standard"><text:s text:c="9"/><text:span text:style-name="T37">tk.</text:span><text:span text:style-name="T38">_varOp </text:span><text:span text:style-name="T37">= str[i]</text:span><text:span text:style-name="T33">;</text:span></text:p>
      <text:p text:style-name="Standard"><text:span text:style-name="T31"><text:s text:c="9"/></text:span><text:span text:style-name="T37">stackPush(st</text:span><text:span text:style-name="T33">, </text:span><text:span text:style-name="T37">tk)</text:span><text:span text:style-name="T33">;</text:span></text:p>
      <text:p text:style-name="Standard"><text:span text:style-name="T31"><text:s text:c="6"/></text:span><text:span text:style-name="T37">}</text:span></text:p>
      <text:p text:style-name="Standard"><text:s text:c="6"/><text:span text:style-name="T34">else if </text:span><text:span text:style-name="T37">(isNumber(str[i]))</text:span></text:p>
      <text:p text:style-name="Standard"><text:s text:c="6"/><text:span text:style-name="T37">{</text:span></text:p>
      <text:p text:style-name="Standard"><text:s text:c="9"/><text:span text:style-name="T37">tk.</text:span><text:span text:style-name="T38">_varOp </text:span><text:span text:style-name="T37">= </text:span><text:span text:style-name="T30">'</text:span><text:span text:style-name="T33">\0</text:span><text:span text:style-name="T30">'</text:span><text:span text:style-name="T33">;</text:span></text:p>
      <text:p text:style-name="Standard"><text:span text:style-name="T31"><text:s text:c="9"/></text:span><text:span text:style-name="T34">if </text:span><text:span text:style-name="T37">(!isDot)</text:span></text:p>
      <text:p text:style-name="Standard"><text:s text:c="12"/><text:span text:style-name="T37">tk.</text:span><text:span text:style-name="T38">_num </text:span><text:span text:style-name="T37">= tk.</text:span><text:span text:style-name="T38">_num </text:span><text:span text:style-name="T37">* </text:span><text:span text:style-name="T42">10.0 </text:span><text:span text:style-name="T37">+ str[i] - </text:span><text:span text:style-name="T30">'0'</text:span><text:span text:style-name="T33">;</text:span></text:p>
      <text:p text:style-name="Standard"><text:span text:style-name="T31"><text:s text:c="9"/></text:span><text:span text:style-name="T34">else</text:span></text:p>
      <text:p text:style-name="Standard"><text:span text:style-name="T31"><text:s text:c="9"/></text:span><text:span text:style-name="T37">{</text:span></text:p>
      <text:p text:style-name="Standard"><text:s text:c="12"/><text:span text:style-name="T37">tk.</text:span><text:span text:style-name="T38">_num </text:span><text:span text:style-name="T37">= tk.</text:span><text:span text:style-name="T38">_num </text:span><text:span text:style-name="T37">+ pow(</text:span><text:span text:style-name="T42">10.0</text:span><text:span text:style-name="T33">, </text:span><text:span text:style-name="T37">step) * (str[i] - </text:span><text:span text:style-name="T30">'0'</text:span><text:span text:style-name="T37">)</text:span><text:span text:style-name="T33">;</text:span></text:p>
      <text:p text:style-name="Standard"><text:span text:style-name="T31"><text:s text:c="12"/></text:span><text:span text:style-name="T37">step--</text:span><text:span text:style-name="T33">;</text:span></text:p>
      <text:p text:style-name="Standard"><text:span text:style-name="T31"><text:s text:c="9"/></text:span><text:span text:style-name="T37">}</text:span></text:p>
      <text:p text:style-name="Standard"><text:s text:c="9"/><text:span text:style-name="T34">if </text:span><text:span text:style-name="T37">(str[i + </text:span><text:span text:style-name="T42">1</text:span><text:span text:style-name="T37">] != </text:span><text:span text:style-name="T30">'.' </text:span><text:span text:style-name="T37">&amp;&amp; !isNumber(str[i + </text:span><text:span text:style-name="T42">1</text:span><text:span text:style-name="T37">]))</text:span></text:p>
      <text:p text:style-name="Standard"><text:s text:c="9"/><text:span text:style-name="T37">{</text:span></text:p>
      <text:p text:style-name="Standard"><text:s text:c="12"/><text:span text:style-name="T37">stackPush(st</text:span><text:span text:style-name="T33">, </text:span><text:span text:style-name="T37">tk)</text:span><text:span text:style-name="T33">;</text:span></text:p>
      <text:p text:style-name="Standard"><text:span text:style-name="T31"><text:s text:c="12"/></text:span><text:span text:style-name="T37">tk.</text:span><text:span text:style-name="T38">_num </text:span><text:span text:style-name="T37">= </text:span><text:span text:style-name="T42">0.0</text:span><text:span text:style-name="T33">;</text:span></text:p>
      <text:p text:style-name="Standard"><text:span text:style-name="T31"><text:s text:c="12"/></text:span><text:span text:style-name="T37">step = -</text:span><text:span text:style-name="T42">1</text:span><text:span text:style-name="T33">;</text:span></text:p>
      <text:p text:style-name="Standard"><text:span text:style-name="T31"><text:s text:c="12"/></text:span><text:span text:style-name="T37">isDot = </text:span><text:span text:style-name="T42">0</text:span><text:span text:style-name="T33">;</text:span></text:p>
      <text:p text:style-name="Standard"><text:span text:style-name="T31"><text:s text:c="9"/></text:span><text:span text:style-name="T37">}</text:span></text:p>
      <text:p text:style-name="Standard"><text:s text:c="6"/><text:span text:style-name="T37">}</text:span></text:p>
      <text:p text:style-name="Standard"><text:s text:c="6"/><text:span text:style-name="T34">else if </text:span><text:span text:style-name="T37">(isOp(str[i]))</text:span></text:p>
      <text:p text:style-name="Standard"><text:s text:c="6"/><text:span text:style-name="T37">{</text:span></text:p>
      <text:p text:style-name="Standard"><text:s text:c="9"/><text:span text:style-name="T37">tk.</text:span><text:span text:style-name="T38">_varOp </text:span><text:span text:style-name="T37">= str[i]</text:span><text:span text:style-name="T33">;</text:span></text:p>
      <text:p text:style-name="Standard"><text:span text:style-name="T31"><text:s text:c="9"/></text:span><text:span text:style-name="T34">if </text:span><text:span text:style-name="T37">(str[i] == </text:span><text:span text:style-name="T30">')'</text:span><text:span text:style-name="T37">)</text:span></text:p>
      <text:p text:style-name="Standard"><text:s text:c="12"/><text:span text:style-name="T37">isBracket = </text:span><text:span text:style-name="T42">1</text:span><text:span text:style-name="T33">;</text:span></text:p>
      <text:p text:style-name="Standard"><text:span text:style-name="T31"><text:s text:c="9"/></text:span><text:span text:style-name="T34">else if </text:span><text:span text:style-name="T37">(str[i] == </text:span><text:span text:style-name="T30">'-' </text:span><text:span text:style-name="T37">&amp;&amp; (i == </text:span><text:span text:style-name="T42">0 </text:span><text:span text:style-name="T37">|| str[i - </text:span><text:span text:style-name="T42">1</text:span><text:span text:style-name="T37">] == </text:span><text:span text:style-name="T30">'('</text:span><text:span text:style-name="T37">))</text:span></text:p>
      <text:p text:style-name="Standard"><text:s text:c="9"/><text:span text:style-name="T37">{</text:span></text:p>
      <text:p text:style-name="Standard"><text:s text:c="12"/><text:span text:style-name="T37">tmpCh = tk.</text:span><text:span text:style-name="T38">_varOp</text:span><text:span text:style-name="T33">;</text:span></text:p>
      <text:p text:style-name="Standard"><text:span text:style-name="T31"><text:s text:c="12"/></text:span><text:span text:style-name="T37">tk.</text:span><text:span text:style-name="T38">_varOp </text:span><text:span text:style-name="T37">= </text:span><text:span text:style-name="T30">'</text:span><text:span text:style-name="T33">\0</text:span><text:span text:style-name="T30">'</text:span><text:span text:style-name="T33">;</text:span></text:p>
      <text:p text:style-name="Standard"><text:span text:style-name="T31"><text:s text:c="12"/></text:span><text:span text:style-name="T37">tk.</text:span><text:span text:style-name="T38">_num </text:span><text:span text:style-name="T37">= </text:span><text:span text:style-name="T42">0.0</text:span><text:span text:style-name="T33">;</text:span></text:p>
      <text:p text:style-name="Standard"><text:span text:style-name="T31"><text:s text:c="12"/></text:span><text:span text:style-name="T37">stackPush(st</text:span><text:span text:style-name="T33">, </text:span><text:span text:style-name="T37">tk)</text:span><text:span text:style-name="T33">;</text:span></text:p>
      <text:p text:style-name="Standard"><text:span text:style-name="T31"><text:s text:c="12"/></text:span><text:span text:style-name="T37">tk.</text:span><text:span text:style-name="T38">_varOp </text:span><text:span text:style-name="T37">= tmpCh</text:span><text:span text:style-name="T33">;</text:span></text:p>
      <text:p text:style-name="Standard"><text:span text:style-name="T31"><text:s text:c="9"/></text:span><text:span text:style-name="T37">}</text:span></text:p>
      <text:p text:style-name="Standard"><text:s text:c="9"/><text:span text:style-name="T34">while </text:span><text:span text:style-name="T37">(!stackEmpty(&amp;stOp) &amp;&amp; (isOpHigh(stackTop(&amp;stOp).</text:span><text:span text:style-name="T38">_varOp</text:span><text:span text:style-name="T33">, </text:span><text:span text:style-name="T37">str[i]) || isBracket))</text:span></text:p>
      <text:p text:style-name="Standard"><text:s text:c="9"/><text:span text:style-name="T37">{</text:span></text:p>
      <text:p text:style-name="Standard"><text:s text:c="12"/><text:span text:style-name="T34">if </text:span><text:span text:style-name="T37">(stackTop(&amp;stOp).</text:span><text:span text:style-name="T38">_varOp </text:span><text:span text:style-name="T37">== </text:span><text:span text:style-name="T30">'('</text:span><text:span text:style-name="T37">)</text:span></text:p>
      <text:p text:style-name="Standard"><text:s text:c="15"/><text:span text:style-name="T37">isBracket = </text:span><text:span text:style-name="T42">0</text:span><text:span text:style-name="T33">;</text:span></text:p>
      <text:p text:style-name="Standard"><text:span text:style-name="T31"><text:s text:c="12"/></text:span><text:span text:style-name="T34">else</text:span></text:p>
      <text:p text:style-name="Standard"><text:span text:style-name="T31"><text:s text:c="15"/></text:span><text:span text:style-name="T37">stackPush(st</text:span><text:span text:style-name="T33">, </text:span><text:span text:style-name="T37">stackTop(&amp;stOp))</text:span><text:span text:style-name="T33">;</text:span></text:p>
      <text:p text:style-name="Standard"><text:span text:style-name="T31"><text:s text:c="12"/></text:span><text:span text:style-name="T37">stackPop(&amp;stOp)</text:span><text:span text:style-name="T33">;</text:span></text:p>
      <text:p text:style-name="Standard"><text:span text:style-name="T31"><text:s text:c="9"/></text:span><text:span text:style-name="T37">}</text:span></text:p>
      <text:p text:style-name="Standard"><text:s text:c="9"/><text:span text:style-name="T34">if </text:span><text:span text:style-name="T37">(str[i] != </text:span><text:span text:style-name="T30">')'</text:span><text:span text:style-name="T37">)</text:span></text:p>
      <text:p text:style-name="Standard"><text:s text:c="12"/><text:span text:style-name="T37">stackPush(&amp;stOp</text:span><text:span text:style-name="T33">, </text:span><text:span text:style-name="T37">tk)</text:span><text:span text:style-name="T33">;</text:span></text:p>
      <text:p text:style-name="Standard"><text:span text:style-name="T31"><text:s text:c="6"/></text:span><text:span text:style-name="T37">}</text:span></text:p>
      <text:p text:style-name="Standard"><text:s text:c="6"/><text:span text:style-name="T37">i++</text:span><text:span text:style-name="T33">;</text:span></text:p>
      <text:p text:style-name="Standard"><text:span text:style-name="T31"><text:s text:c="3"/></text:span><text:span text:style-name="T37">}</text:span></text:p>
      <text:p text:style-name="Standard"><text:s text:c="3"/><text:span text:style-name="T34">while </text:span><text:span text:style-name="T37">(!stackEmpty(&amp;stOp))</text:span></text:p>
      <text:p text:style-name="Standard"><text:s text:c="3"/><text:span text:style-name="T37">{</text:span></text:p>
      <text:p text:style-name="Standard"><text:s text:c="6"/><text:span text:style-name="T37">stackPush(st</text:span><text:span text:style-name="T33">, </text:span><text:span text:style-name="T37">stackTop(&amp;stOp))</text:span><text:span text:style-name="T33">;</text:span></text:p>
      <text:p text:style-name="Standard"><text:soft-page-break/><text:span text:style-name="T31"><text:s text:c="6"/></text:span><text:span text:style-name="T37">stackPop(&amp;stOp)</text:span><text:span text:style-name="T33">;</text:span></text:p>
      <text:p text:style-name="Standard"><text:span text:style-name="T31"><text:s text:c="3"/></text:span><text:span text:style-name="T37">}</text:span></text:p>
      <text:p text:style-name="Standard"><text:s text:c="3"/><text:span text:style-name="T37">stackDestroy(&amp;stOp)</text:span><text:span text:style-name="T33">;</text:span></text:p>
      <text:p text:style-name="Standard">}</text:p>
      <text:p text:style-name="Standard"/>
      <text:p text:style-name="Standard"/>
      <text:p text:style-name="P32">stack.c</text:p>
      <text:p text:style-name="P32"/>
      <text:p text:style-name="P33"><text:span text:style-name="T28">#include </text:span><text:span text:style-name="T29">"stack.h"</text:span></text:p>
      <text:p text:style-name="P33"><text:span text:style-name="T31">void </text:span><text:span text:style-name="T41">stackCreate</text:span>(<text:span text:style-name="T39">Stack </text:span>*s)</text:p>
      <text:p text:style-name="P33">{</text:p>
      <text:p text:style-name="P33"><text:s text:c="3"/><text:span text:style-name="T37">s-&gt;</text:span><text:span text:style-name="T38">_size </text:span><text:span text:style-name="T37">= </text:span><text:span text:style-name="T42">0</text:span><text:span text:style-name="T33">;</text:span></text:p>
      <text:p text:style-name="P33"><text:span text:style-name="T31"><text:s text:c="3"/></text:span><text:span text:style-name="T37">s-&gt;</text:span><text:span text:style-name="T38">_top </text:span><text:span text:style-name="T37">= </text:span><text:span text:style-name="T44">NULL</text:span><text:span text:style-name="T33">;</text:span></text:p>
      <text:p text:style-name="P33">}</text:p>
      <text:p text:style-name="P33"><text:span text:style-name="T31">int </text:span><text:span text:style-name="T41">stackEmpty</text:span>(<text:span text:style-name="T31">const </text:span><text:span text:style-name="T39">Stack </text:span>*s)</text:p>
      <text:p text:style-name="P33">{</text:p>
      <text:p text:style-name="P33"><text:s text:c="3"/><text:span text:style-name="T33">return </text:span><text:span text:style-name="T37">s-&gt;</text:span><text:span text:style-name="T38">_top </text:span><text:span text:style-name="T37">== </text:span><text:span text:style-name="T44">NULL</text:span><text:span text:style-name="T33">;</text:span></text:p>
      <text:p text:style-name="P33">}</text:p>
      <text:p text:style-name="P33"><text:span text:style-name="T31">int </text:span><text:span text:style-name="T41">stackSize</text:span>(<text:span text:style-name="T31">const </text:span><text:span text:style-name="T39">Stack </text:span>*s)</text:p>
      <text:p text:style-name="P33">{</text:p>
      <text:p text:style-name="P33"><text:s text:c="3"/><text:span text:style-name="T33">return </text:span><text:span text:style-name="T37">s-&gt;</text:span><text:span text:style-name="T38">_size</text:span><text:span text:style-name="T33">;</text:span></text:p>
      <text:p text:style-name="P33">}</text:p>
      <text:p text:style-name="P33"><text:span text:style-name="T31">int </text:span><text:span text:style-name="T41">stackPush</text:span>(<text:span text:style-name="T39">Stack </text:span>*s<text:span text:style-name="T31">, const </text:span><text:span text:style-name="T39">STACK_TYPE </text:span>value)</text:p>
      <text:p text:style-name="P33">{</text:p>
      <text:p text:style-name="P33"><text:s text:c="3"/><text:span text:style-name="T40">ItemStack </text:span><text:span text:style-name="T37">*item = (</text:span><text:span text:style-name="T40">ItemStack </text:span><text:span text:style-name="T37">*)malloc(</text:span><text:span text:style-name="T33">sizeof</text:span><text:span text:style-name="T37">(</text:span><text:span text:style-name="T40">ItemStack</text:span><text:span text:style-name="T37">))</text:span><text:span text:style-name="T33">;</text:span></text:p>
      <text:p text:style-name="P33"><text:span text:style-name="T31"><text:s text:c="3"/></text:span><text:span text:style-name="T33">if </text:span><text:span text:style-name="T37">(!item)</text:span></text:p>
      <text:p text:style-name="P33"><text:s text:c="6"/><text:span text:style-name="T33">return </text:span><text:span text:style-name="T42">0</text:span><text:span text:style-name="T33">;</text:span></text:p>
      <text:p text:style-name="P33"><text:span text:style-name="T31"><text:s text:c="3"/></text:span><text:span text:style-name="T37">item-&gt;</text:span><text:span text:style-name="T38">_data </text:span><text:span text:style-name="T37">= value</text:span><text:span text:style-name="T33">;</text:span></text:p>
      <text:p text:style-name="P33"><text:span text:style-name="T31"><text:s text:c="3"/></text:span><text:span text:style-name="T37">item-&gt;</text:span><text:span text:style-name="T38">_prev </text:span><text:span text:style-name="T37">= s-&gt;</text:span><text:span text:style-name="T38">_top</text:span><text:span text:style-name="T33">;</text:span></text:p>
      <text:p text:style-name="P33"><text:span text:style-name="T31"><text:s text:c="3"/></text:span><text:span text:style-name="T37">s-&gt;</text:span><text:span text:style-name="T38">_top </text:span><text:span text:style-name="T37">= item</text:span><text:span text:style-name="T33">;</text:span></text:p>
      <text:p text:style-name="P33"><text:span text:style-name="T31"><text:s text:c="3"/></text:span><text:span text:style-name="T37">s-&gt;</text:span><text:span text:style-name="T38">_size</text:span><text:span text:style-name="T37">++</text:span><text:span text:style-name="T33">;</text:span></text:p>
      <text:p text:style-name="P33"><text:span text:style-name="T31"><text:s text:c="3"/></text:span><text:span text:style-name="T33">return </text:span><text:span text:style-name="T42">1</text:span><text:span text:style-name="T33">;</text:span></text:p>
      <text:p text:style-name="P33">}</text:p>
      <text:p text:style-name="P33"><text:span text:style-name="T31">int </text:span><text:span text:style-name="T41">stackPop</text:span>(<text:span text:style-name="T39">Stack </text:span>*s)</text:p>
      <text:p text:style-name="P33">{</text:p>
      <text:p text:style-name="P33"><text:s text:c="3"/><text:span text:style-name="T40">ItemStack </text:span><text:span text:style-name="T37">*item = </text:span><text:span text:style-name="T44">NULL</text:span><text:span text:style-name="T33">;</text:span></text:p>
      <text:p text:style-name="P33"><text:span text:style-name="T31"><text:s text:c="3"/></text:span><text:span text:style-name="T33">if </text:span><text:span text:style-name="T37">(!s-&gt;</text:span><text:span text:style-name="T38">_size</text:span><text:span text:style-name="T37">)</text:span></text:p>
      <text:p text:style-name="P33"><text:s text:c="6"/><text:span text:style-name="T33">return </text:span><text:span text:style-name="T42">0</text:span><text:span text:style-name="T33">;</text:span></text:p>
      <text:p text:style-name="P33"><text:span text:style-name="T31"><text:s text:c="3"/></text:span><text:span text:style-name="T37">item = s-&gt;</text:span><text:span text:style-name="T38">_top</text:span><text:span text:style-name="T33">;</text:span></text:p>
      <text:p text:style-name="P33"><text:span text:style-name="T31"><text:s text:c="3"/></text:span><text:span text:style-name="T37">s-&gt;</text:span><text:span text:style-name="T38">_top </text:span><text:span text:style-name="T37">= s-&gt;</text:span><text:span text:style-name="T38">_top</text:span><text:span text:style-name="T37">-&gt;</text:span><text:span text:style-name="T38">_prev</text:span><text:span text:style-name="T33">;</text:span></text:p>
      <text:p text:style-name="P33"><text:span text:style-name="T31"><text:s text:c="3"/></text:span><text:span text:style-name="T37">s-&gt;</text:span><text:span text:style-name="T38">_size</text:span><text:span text:style-name="T37">--</text:span><text:span text:style-name="T33">;</text:span></text:p>
      <text:p text:style-name="P33"><text:span text:style-name="T31"><text:s text:c="3"/></text:span><text:span text:style-name="T37">free(item)</text:span><text:span text:style-name="T33">;</text:span></text:p>
      <text:p text:style-name="P33"><text:span text:style-name="T31"><text:s text:c="3"/></text:span><text:span text:style-name="T33">return </text:span><text:span text:style-name="T42">1</text:span><text:span text:style-name="T33">;</text:span></text:p>
      <text:p text:style-name="P33">}</text:p>
      <text:p text:style-name="P33"><text:span text:style-name="T39">STACK_TYPE </text:span><text:span text:style-name="T41">stackTop</text:span>(<text:span text:style-name="T31">const </text:span><text:span text:style-name="T39">Stack </text:span>*s)</text:p>
      <text:p text:style-name="P33">{</text:p>
      <text:p text:style-name="P33"><text:s text:c="3"/><text:span text:style-name="T33">return </text:span><text:span text:style-name="T37">s-&gt;</text:span><text:span text:style-name="T38">_top</text:span><text:span text:style-name="T37">-&gt;</text:span><text:span text:style-name="T38">_data</text:span><text:span text:style-name="T33">;</text:span></text:p>
      <text:p text:style-name="P33">}</text:p>
      <text:p text:style-name="P33"><text:span text:style-name="T31">void </text:span><text:span text:style-name="T41">stackDestroy</text:span>(<text:span text:style-name="T39">Stack </text:span>*s)</text:p>
      <text:p text:style-name="P33">{</text:p>
      <text:p text:style-name="P33"><text:s text:c="3"/><text:span text:style-name="T40">ItemStack </text:span><text:span text:style-name="T37">*item = </text:span><text:span text:style-name="T44">NULL</text:span><text:span text:style-name="T33">;</text:span></text:p>
      <text:p text:style-name="P33"><text:span text:style-name="T31"><text:s text:c="3"/></text:span><text:span text:style-name="T33">while </text:span><text:span text:style-name="T37">(s-&gt;</text:span><text:span text:style-name="T38">_top</text:span><text:span text:style-name="T37">)</text:span></text:p>
      <text:p text:style-name="P33"><text:s text:c="3"/><text:span text:style-name="T37">{</text:span></text:p>
      <text:p text:style-name="P33"><text:soft-page-break/><text:s text:c="6"/><text:span text:style-name="T37">item = s-&gt;</text:span><text:span text:style-name="T38">_top</text:span><text:span text:style-name="T33">;</text:span></text:p>
      <text:p text:style-name="P33"><text:span text:style-name="T31"><text:s text:c="6"/></text:span><text:span text:style-name="T37">s-&gt;</text:span><text:span text:style-name="T38">_top </text:span><text:span text:style-name="T37">= s-&gt;</text:span><text:span text:style-name="T38">_top</text:span><text:span text:style-name="T37">-&gt;</text:span><text:span text:style-name="T38">_prev</text:span><text:span text:style-name="T33">;</text:span></text:p>
      <text:p text:style-name="P33"><text:span text:style-name="T31"><text:s text:c="6"/></text:span><text:span text:style-name="T37">free(item)</text:span><text:span text:style-name="T33">;</text:span></text:p>
      <text:p text:style-name="P33"><text:span text:style-name="T31"><text:s text:c="3"/></text:span><text:span text:style-name="T37">}</text:span></text:p>
      <text:p text:style-name="P33"><text:s text:c="3"/><text:span text:style-name="T37">s-&gt;</text:span><text:span text:style-name="T38">_size </text:span><text:span text:style-name="T37">= </text:span><text:span text:style-name="T42">0</text:span><text:span text:style-name="T33">;</text:span></text:p>
      <text:p text:style-name="P33"><text:span text:style-name="T31"><text:s text:c="3"/></text:span><text:span text:style-name="T37">s-&gt;</text:span><text:span text:style-name="T38">_top </text:span><text:span text:style-name="T37">= </text:span><text:span text:style-name="T44">NULL</text:span><text:span text:style-name="T33">;</text:span></text:p>
      <text:p text:style-name="P33">}</text:p>
      <text:p text:style-name="P33"/>
      <text:p text:style-name="P33"/>
      <text:p text:style-name="P32">stack.h</text:p>
      <text:p text:style-name="P32"/>
      <text:p text:style-name="Standard"><text:span text:style-name="T28">#ifndef </text:span><text:span text:style-name="T43">STACK_H</text:span></text:p>
      <text:p text:style-name="Standard"><text:span text:style-name="T28">#define </text:span><text:span text:style-name="T43">STACK_H</text:span></text:p>
      <text:p text:style-name="Standard"><text:span text:style-name="T28">#include </text:span><text:span text:style-name="T29">&lt;stdlib.h&gt;</text:span></text:p>
      <text:p text:style-name="Standard"><text:span text:style-name="T32">typedef struct </text:span><text:span text:style-name="T35">_Token</text:span></text:p>
      <text:p text:style-name="Standard">{</text:p>
      <text:p text:style-name="Standard"><text:s text:c="3"/><text:span text:style-name="T34">char </text:span><text:span text:style-name="T38">_varOp</text:span><text:span text:style-name="T33">;</text:span></text:p>
      <text:p text:style-name="Standard"><text:span text:style-name="T31"><text:s text:c="3"/></text:span><text:span text:style-name="T34">double </text:span><text:span text:style-name="T38">_num</text:span><text:span text:style-name="T33">;</text:span></text:p>
      <text:p text:style-name="Standard">} <text:span text:style-name="T39">Token</text:span><text:span text:style-name="T31">;</text:span></text:p>
      <text:p text:style-name="Standard"><text:span text:style-name="T32">typedef </text:span><text:span text:style-name="T39">Token STACK_TYPE</text:span><text:span text:style-name="T31">;</text:span></text:p>
      <text:p text:style-name="Standard"><text:span text:style-name="T32">typedef struct </text:span><text:span text:style-name="T35">_ItemStack</text:span></text:p>
      <text:p text:style-name="Standard">{</text:p>
      <text:p text:style-name="Standard"><text:s text:c="3"/><text:span text:style-name="T40">STACK_TYPE </text:span><text:span text:style-name="T38">_data</text:span><text:span text:style-name="T33">;</text:span></text:p>
      <text:p text:style-name="Standard"><text:span text:style-name="T31"><text:s text:c="3"/></text:span><text:span text:style-name="T34">struct </text:span><text:span text:style-name="T36">_ItemStack </text:span><text:span text:style-name="T37">*</text:span><text:span text:style-name="T38">_prev</text:span><text:span text:style-name="T33">;</text:span></text:p>
      <text:p text:style-name="Standard">} <text:span text:style-name="T39">ItemStack</text:span><text:span text:style-name="T31">;</text:span></text:p>
      <text:p text:style-name="Standard"><text:span text:style-name="T32">typedef struct </text:span><text:span text:style-name="T35">_Stack</text:span></text:p>
      <text:p text:style-name="Standard">{</text:p>
      <text:p text:style-name="Standard"><text:s text:c="3"/><text:span text:style-name="T34">int </text:span><text:span text:style-name="T38">_size</text:span><text:span text:style-name="T33">;</text:span></text:p>
      <text:p text:style-name="Standard"><text:span text:style-name="T31"><text:s text:c="3"/></text:span><text:span text:style-name="T34">struct </text:span><text:span text:style-name="T36">_ItemStack </text:span><text:span text:style-name="T37">*</text:span><text:span text:style-name="T38">_top</text:span><text:span text:style-name="T33">;</text:span></text:p>
      <text:p text:style-name="Standard">} <text:span text:style-name="T39">Stack</text:span><text:span text:style-name="T31">;</text:span></text:p>
      <text:p text:style-name="Standard"><text:span text:style-name="T32">void </text:span><text:span text:style-name="T41">stackCreate</text:span>(<text:span text:style-name="T39">Stack </text:span>*s)<text:span text:style-name="T31">;</text:span></text:p>
      <text:p text:style-name="Standard"><text:span text:style-name="T32">int </text:span><text:span text:style-name="T41">stackEmpty</text:span>(<text:span text:style-name="T32">const </text:span><text:span text:style-name="T39">Stack </text:span>*s)<text:span text:style-name="T31">;</text:span></text:p>
      <text:p text:style-name="Standard"><text:span text:style-name="T32">int </text:span><text:span text:style-name="T41">stackSize</text:span>(<text:span text:style-name="T32">const </text:span><text:span text:style-name="T39">Stack </text:span>*s)<text:span text:style-name="T31">;</text:span></text:p>
      <text:p text:style-name="Standard"><text:span text:style-name="T32">int </text:span><text:span text:style-name="T41">stackPush</text:span>(<text:span text:style-name="T39">Stack </text:span>*s<text:span text:style-name="T31">, </text:span><text:span text:style-name="T32">const </text:span><text:span text:style-name="T39">STACK_TYPE </text:span>value)<text:span text:style-name="T31">;</text:span></text:p>
      <text:p text:style-name="Standard"><text:span text:style-name="T32">int </text:span><text:span text:style-name="T41">stackPop</text:span>(<text:span text:style-name="T39">Stack </text:span>*s)<text:span text:style-name="T31">;</text:span></text:p>
      <text:p text:style-name="Standard"><text:span text:style-name="T39">STACK_TYPE </text:span><text:span text:style-name="T41">stackTop</text:span>(<text:span text:style-name="T32">const </text:span><text:span text:style-name="T39">Stack </text:span>*s)<text:span text:style-name="T31">;</text:span></text:p>
      <text:p text:style-name="Standard"><text:span text:style-name="T32">void </text:span><text:span text:style-name="T41">stackDestroy</text:span>(<text:span text:style-name="T39">Stack </text:span>*s)<text:span text:style-name="T31">;</text:span></text:p>
      <text:p text:style-name="Standard">#endif</text:p>
      <text:p text:style-name="Standard"/>
      <text:p text:style-name="P2"/>
      <text:p text:style-name="P15"/>
      <text:p text:style-name="P15"/>
      <text:p text:style-name="P3"><text:span text:style-name="T22">Пункты 1-7 отчёта составляются </text:span><text:span text:style-name="T23">строго до</text:span><text:span text:style-name="T22"> начала лабораторной работы.</text:span></text:p>
      <text:p text:style-name="P13"/>
      <text:p text:style-name="P19"><text:span text:style-name="T6">Допущен к выполнению работы. Подпись преподавателя </text:span><text:span text:style-name="T8"><text:tab/><text:tab/><text:tab/><text:tab/></text:span></text:p>
      <text:p text:style-name="P9"/>
      <text:p text:style-name="P9"/>
      <text:p text:style-name="P12"/>
      <text:p text:style-name="P14"/>
      <text:p text:style-name="P14"/>
      <text:p text:style-name="P14"/>
      <text:list xml:id="list193120615018238" text:continue-numbering="true" text:style-name="WWNum1">
        <text:list-item>
          <text:p text:style-name="P34"><text:span text:style-name="T21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Standard"/>
      <text:p text:style-name="P17"/>
      <text:p text:style-name="P16"/>
      <text:list xml:id="list193119206808203" text:continue-numbering="true" text:style-name="WWNum1">
        <text:list-item>
          <text:p text:style-name="P39"><text:soft-page-break/><text:span text:style-name="T21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8">№</text:p>
          </table:table-cell>
          <table:table-cell table:style-name="Таблица2.A1" office:value-type="string">
            <text:p text:style-name="P18">Лаб.</text:p>
            <text:p text:style-name="P18">или</text:p>
            <text:p text:style-name="P18">дом.</text:p>
          </table:table-cell>
          <table:table-cell table:style-name="Таблица2.A1" office:value-type="string">
            <text:p text:style-name="P18">Дата</text:p>
          </table:table-cell>
          <table:table-cell table:style-name="Таблица2.A1" office:value-type="string">
            <text:p text:style-name="P18">Время</text:p>
          </table:table-cell>
          <table:table-cell table:style-name="Таблица2.A1" office:value-type="string">
            <text:p text:style-name="P18">Событие</text:p>
          </table:table-cell>
          <table:table-cell table:style-name="Таблица2.A1" office:value-type="string">
            <text:p text:style-name="P18">Действие по исправлению</text:p>
          </table:table-cell>
          <table:table-cell table:style-name="Таблица2.A1" office:value-type="string">
            <text:p text:style-name="P18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</table:table-row>
      </table:table>
      <text:p text:style-name="P10"/>
      <text:list xml:id="list193118931997204" text:continue-numbering="true" text:style-name="WWNum1">
        <text:list-item>
          <text:p text:style-name="P34"><text:span text:style-name="T6">Замечание автора по существу работы </text:span><text:span text:style-name="T10">Замечаний нет</text:span></text:p>
        </text:list-item>
      </text:list>
      <text:p text:style-name="P24"/>
      <text:list xml:id="list193120496910679" text:continue-numbering="true" text:style-name="WWNum1">
        <text:list-item>
          <text:p text:style-name="P34"><text:span text:style-name="T6">Выводы <text:s/></text:span><text:span text:style-name="T8"><text:tab/></text:span><text:span text:style-name="T10">В ходе работы научился </text:span><text:span text:style-name="T13">работать с </text:span><text:span text:style-name="T15">синтаксическим анализом</text:span></text:p>
        </text:list-item>
      </text:list>
      <text:p text:style-name="P24"/>
      <text:p text:style-name="P21"><text:span text:style-name="T6">Недочеты, допущенные при выполнении задания, могут быть устранены следующим образом </text:span><text:span text:style-name="T8"><text:tab/></text:span></text:p>
      <text:p text:style-name="P21"><text:span text:style-name="T11">Недочетов не допущено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8"><text:span text:style-name="T6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1" svg:font-family="'DejaVu Sans Mono'"/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06-17T19:31:18.209296561</dc:date>
    <meta:print-date>2019-04-12T20:59:54.524009270</meta:print-date>
    <meta:editing-cycles>32</meta:editing-cycles>
    <meta:editing-duration>PT17H24M21S</meta:editing-duration>
    <meta:generator>LibreOffice/5.2.7.2$Linux_X86_64 LibreOffice_project/20m0$Build-2</meta:generator>
    <meta:document-statistic meta:table-count="2" meta:image-count="1" meta:object-count="0" meta:page-count="12" meta:paragraph-count="542" meta:word-count="1612" meta:character-count="13847" meta:non-whitespace-character-count="10158"/>
    <meta:user-defined meta:name="Operator">comp</meta:user-defined>
  </office:meta>
</office:document-meta>
</file>